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6.5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fo:min-height="44.753cm"/>
    </style:style>
    <style:style style:name="gr20" style:family="graphic" style:parent-style-name="standard">
      <style:graphic-properties draw:stroke="none" svg:stroke-color="#000000" draw:fill="none" draw:fill-color="#ffffff" fo:min-height="25.95cm"/>
    </style:style>
    <style:style style:name="gr21" style:family="graphic" style:parent-style-name="standard">
      <style:graphic-properties draw:stroke="none" svg:stroke-color="#000000" draw:fill="none" draw:fill-color="#ffffff" fo:min-height="25.55cm"/>
    </style:style>
    <style:style style:name="gr22"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paragraph-properties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1"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4"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5"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6"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7"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8" style:family="text">
      <style:text-properties fo:font-family="Arial" style:font-style-name="Kursiv" style:font-family-generic="swiss" style:font-pitch="variable" fo:font-size="12pt" fo:language="en" fo:country="none" style:font-size-asian="12pt" style:font-size-complex="12pt"/>
    </style:style>
    <style:style style:name="T19"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0"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1"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2"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3"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4"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5"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6"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7"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8"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29"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0"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1"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3" style:family="text">
      <style:text-properties fo:font-family="Arial" style:font-style-name="Kursiv" style:font-family-generic="swiss" style:font-pitch="variable" fo:font-size="16pt" style:font-size-asian="16pt" style:font-size-complex="16pt"/>
    </style:style>
    <style:style style:name="T34" style:family="text">
      <style:text-properties fo:font-family="Arial" style:font-family-generic="swiss" style:font-pitch="variable" fo:font-size="12pt" style:font-size-asian="12pt" style:font-size-complex="12pt"/>
    </style:style>
    <style:style style:name="T35" style:family="text">
      <style:text-properties fo:font-family="Arial" style:font-family-generic="swiss" style:font-pitch="variable" fo:font-size="12pt" fo:font-weight="bold" style:font-size-asian="12pt" style:font-weight-asian="bold" style:font-size-complex="12pt" style:font-weight-complex="bold"/>
    </style:style>
    <style:style style:name="T3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3" style:family="text">
      <style:text-properties fo:font-size="12pt" style:font-size-asian="12pt" style:font-size-complex="12pt"/>
    </style:style>
    <style:style style:name="T44" style:family="text">
      <style:text-properties fo:font-size="18pt" fo:font-weight="bold" style:font-weight-asian="bold" style:font-weight-complex="bold"/>
    </style:style>
    <style:style style:name="T45" style:family="text">
      <style:text-properties fo:font-size="18pt"/>
    </style:style>
    <style:style style:name="T4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5"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6"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8"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9"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0"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1"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2"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3"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4"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5"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6"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7"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8"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9"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0"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1"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3"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4"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8" style:family="text">
      <style:text-properties fo:font-family="'Times New Roman'" style:font-style-name="Kursiv" style:font-family-generic="roman" style:font-pitch="variable" fo:font-size="12pt" style:font-size-asian="12pt" style:font-size-complex="12pt"/>
    </style:style>
    <style:style style:name="T79"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0"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1"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2"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3"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5"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6"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87"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88"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july 2021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tab/></text:span><text:span text:style-name="T5">6.4 </text:span><text:span text:style-name="T10">Directive lines</text:span></text:p>
            <text:p><text:span text:style-name="T10"><text:tab/></text:span><text:span text:style-name="T10">6.5 Conditional Compilation</text:span></text:p>
            <text:p><text:span text:style-name="T10"/></text:p>
            <text:p><text:span text:style-name="T11">7. Implementation Defined Aspects</text:span></text:p>
            <text:p><text:span text:style-name="T11"/></text:p>
            <text:p><text:span text:style-name="T12"><text:tab/></text:span><text:span text:style-name="T12">7.1 Language Extensions</text:span></text:p>
            <text:p><text:span text:style-name="T12"><text:tab/></text:span><text:span text:style-name="T12">7.2 Allowed Implementation Restrictions</text:span></text:p>
            <text:p><text:span text:style-name="T12"><text:tab/></text:span><text:span text:style-name="T12">7.3 Implementation Dependent Characteristics</text:span></text:p>
            <text:p><text:span text:style-name="T12"><text:tab/></text:span><text:span text:style-name="T12">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3">1. INTRODUCTION</text:span></text:p>
            <text:p><text:span text:style-name="T13"/></text:p>
            <text:p><text:span text:style-name="T14">This is a new Simula System created by the Open Source Project 'Portable Simula Revisited'.</text:span></text:p>
            <text:p><text:span text:style-name="T14">The project was initiated as a response to the lecture held by James Gosling at the 50</text:span><text:span text:style-name="T15">th</text:span></text:p>
            <text:p><text:span text:style-name="T14">anniversary of Simula in Oslo on 27th September, 2017. He mentioned that most programming</text:span></text:p>
            <text:p><text:span text:style-name="T14">Languages have been re-implemented in Java, but not Simula.</text:span></text:p>
            <text:p><text:span text:style-name="T14"/></text:p>
            <text:p><text:span text:style-name="T14">Therefore this Portable Simula System is written in Java and compiles to Java code with one</text:span></text:p>
            <text:p><text:span text:style-name="T14">exception; the Goto Statement need to be corrected in the byte code, which is done automatically.</text:span></text:p>
            <text:p><text:span text:style-name="T14"/></text:p>
            <text:p><text:span text:style-name="T14">Simula is considered the first object oriented programming language. It was originally designed for</text:span></text:p>
            <text:p><text:span text:style-name="T14">solving discrete event simulations as an extension to the Algol Language. But it quickly turned out to</text:span></text:p>
            <text:p><text:span text:style-name="T14">be a general purpose programming language. Among the main advantages of Simula are the</text:span></text:p>
            <text:p><text:span text:style-name="T14">introduction of the '</text:span><text:span text:style-name="T16">class'</text:span><text:span text:style-name="T14"> declaration which lead to very cost-effective program development, and</text:span></text:p>
            <text:p><text:span text:style-name="T14">The standardisation of the language which means that Simula programs are easily transferred</text:span></text:p>
            <text:p><text:span text:style-name="T14">Between different Simula Systems.</text:span></text:p>
            <text:p><text:span text:style-name="T14"/></text:p>
            <text:p><text:span text:style-name="T14">One of the most important aspects of Simula is the possibility to define and compile a set of tools</text:span></text:p>
            <text:p><text:span text:style-name="T14">oriented towards some specific application. Three important examples of this possibility are included</text:span></text:p>
            <text:p><text:span text:style-name="T14">as standard facilities: The standard input-output package (chapter 10), list processing (chapter 11)</text:span></text:p>
            <text:p><text:span text:style-name="T14">and the package for discrete event simulation (chapter 12).</text:span></text:p>
            <text:p><text:span text:style-name="T14"/></text:p>
            <text:p><text:span text:style-name="T14">This Portable Simula System handles the full Simula language as defined by the Simula Standard</text:span></text:p>
            <text:p><text:span text:style-name="T14">adopted by the Simula Standards Group, except as noted in a later section of this chapter</text:span></text:p>
            <text:p><text:span text:style-name="T14">("Deviations from Standard SIMULA"). </text:span></text:p>
            <text:p><text:span text:style-name="T14"/></text:p>
            <text:p><text:span text:style-name="T14"/></text:p>
            <text:p><text:span text:style-name="T14"/></text:p>
            <text:p><text:span text:style-name="T17">THE PORTABLE SIMULA SYSTEM</text:span></text:p>
            <text:p><text:span text:style-name="T14"/></text:p>
            <text:p><text:span text:style-name="T14">The Portable SIMULA system is composed of three main entities: the Simula Editor, the Language</text:span></text:p>
            <text:p><text:span text:style-name="T14">Compiler, and the Execution Environment.</text:span></text:p>
            <text:p><text:span text:style-name="T14"/></text:p>
            <text:p><text:span text:style-name="T14">The program source is composed as described in the Simula Standard. It consists of statements</text:span></text:p>
            <text:p><text:span text:style-name="T14">which represent logical steps of a problem solution, and declarations which specify the</text:span></text:p>
            <text:p><text:span text:style-name="T14">representation of data operated upon by these statements.</text:span></text:p>
            <text:p><text:span text:style-name="T14"/></text:p>
            <text:p><text:span text:style-name="T14">The SIMULA Compiler</text:span></text:p>
            <text:p><text:span text:style-name="T14"/></text:p>
            <text:p><text:span text:style-name="T14">The compiler analyses the program and generates an equivalent set of <text:s/>Java Class Files,</text:span></text:p>
            <text:p><text:span text:style-name="T14">containing instructions corresponding to the SIMULA statements. The main output of the</text:span></text:p>
            <text:p><text:span text:style-name="T14">compilation consists of a single runnable .jar file. Also included in the .jar file is the runtime system</text:span></text:p>
            <text:p><text:span text:style-name="T14">which is a thin layer above Java's jdk. In this way, the .jar file can be executed also when only java</text:span></text:p>
            <text:p><text:span text:style-name="T14">runtime is available on the target computer.</text:span></text:p>
            <text:p><text:span text:style-name="T14"/></text:p>
            <text:p><text:span text:style-name="T14">In addition the compilation of a separately compiled module leads to output of so-called</text:span></text:p>
            <text:p><text:span text:style-name="T14">attribute elements. This is described in more detail in chapter 5.</text:span></text:p>
            <text:p><text:span text:style-name="T14"/></text:p>
            <text:p><text:span text:style-name="T16"/></text:p>
            <text:p><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19">Deviations from '</text:span><text:span text:style-name="T20">Simula Standard</text:span><text:span text:style-name="T19">'</text:span></text:p>
            <text:p text:style-name="P3"><text:span text:style-name="T21"/></text:p>
            <text:p text:style-name="P3"><text:span text:style-name="T22">The current version of this SIMULA system differs from the </text:span><text:span text:style-name="T23">Simula Standard </text:span><text:span text:style-name="T22">in</text:span></text:p>
            <text:p text:style-name="P3"><text:span text:style-name="T22">some areas. Following the chapters of </text:span><text:span text:style-name="T23">Simula Standard</text:span><text:span text:style-name="T22">, this is a complete list:</text:span></text:p>
            <text:p text:style-name="P3"><text:span text:style-name="T24"/></text:p>
            <text:p text:style-name="P3"><text:span text:style-name="T25">6 External non-SIMULA procedures are NOT IMPLEMENTED.</text:span></text:p>
            <text:p text:style-name="P3"><text:span text:style-name="T25"/></text:p>
            <text:p text:style-name="P3"><text:span text:style-name="T25">9 </text:span><text:span text:style-name="T26">The </text:span><text:span text:style-name="T27">name </text:span><text:span text:style-name="T26">specified parameter to the random drawing procedures <text:s text:c="4"/>is not used.</text:span><text:span text:style-name="T28">Instead, the default seed in the Java Library is</text:span></text:p>
            <text:p text:style-name="P3"><text:span text:style-name="T28"><text:s text:c="2"/></text:span><text:span text:style-name="T28">used.</text:span><text:span text:style-name="T29"> This is not a real deviation since Simula Standard says</text:span></text:p>
            <text:p text:style-name="P3"><text:span text:style-name="T29"><text:s text:c="2"/></text:span><text:span text:style-name="T29">BasicDrawing is implementation defined.</text:span></text:p>
            <text:p text:style-name="P3"><text:span text:style-name="T30"/></text:p>
            <text:p text:style-name="P3"><text:span text:style-name="T30"><text:s text:c="2"/></text:span><text:span text:style-name="T30">The &lt;real-type&gt; parameter to the '</text:span><text:span text:style-name="T25">histd' procedure must be</text:span></text:p>
            <text:p text:style-name="P3"><text:span text:style-name="T25"><text:s text:c="2"/></text:span><text:span text:style-name="T25">type real.</text:span></text:p>
            <text:p text:style-name="P3"><text:span text:style-name="T25"/></text:p>
            <text:p text:style-name="P3"><text:span text:style-name="T25">10 The File procedure setaccess is not fully implemented</text:span></text:p>
            <text:p text:style-name="P3"><text:span text:style-name="T25"/></text:p>
            <text:p text:style-name="P3"><text:span text:style-name="T31"><text:s text:c="3"/></text:span><text:span text:style-name="T31">An extra access mode 'CHARSET:&lt;charset name&gt;' is available for</text:span></text:p>
            <text:p text:style-name="P3"><text:span text:style-name="T31"><text:s text:c="3"/></text:span><text:span text:style-name="T31">image files to specify the character set used to encode/decode</text:span></text:p>
            <text:p text:style-name="P3"><text:span text:style-name="T31"><text:s text:c="3"/></text:span><text:span text:style-name="T31">the file content.</text:span></text:p>
            <text:p text:style-name="P3"><text:span text:style-name="T25"/></text:p>
            <text:p text:style-name="P3"><text:span text:style-name="T19"/></text:p>
            <text:p text:style-name="P3"><text:span text:style-name="T19"/></text:p>
            <text:p text:style-name="P3"><text:span text:style-name="T19">Implementation Defined Aspects</text:span></text:p>
            <text:p text:style-name="P3"><text:span text:style-name="T19"/></text:p>
            <text:p text:style-name="P3"><text:span text:style-name="T32">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2"/></text:p>
            <text:p text:style-name="P3"><text:span text:style-name="T32">Information on how to install the system and about system limitations etc. is found in chapter 2.</text:span></text:p>
            <text:p text:style-name="P3"><text:span text:style-name="T32"/></text:p>
            <text:p text:style-name="P3"><text:span text:style-name="T19"/></text:p>
            <text:p text:style-name="P3"><text:span text:style-name="T19">About this Manual</text:span></text:p>
            <text:p text:style-name="P3"><text:span text:style-name="T19"/></text:p>
            <text:p text:style-name="P3"><text:span text:style-name="T32">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2"/></text:p>
            <text:p text:style-name="P3"><text:span text:style-name="T32">The remainder of the manual contains implementation dependent information of a practical nature, such as e.g. how to compile and execute a source program using the Simula Editor.</text:span></text:p>
            <text:p text:style-name="P3"><text:span text:style-name="T32"/></text:p>
            <text:p text:style-name="P3"><text:span text:style-name="T32">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1">2. Download and Install the System</text:span></text:p>
            <text:p><text:span text:style-name="T11"/></text:p>
            <text:p text:style-name="P3"><text:span text:style-name="T32">To download and install this Simula System you may visit the web-page:</text:span></text:p>
            <text:p text:style-name="P3"><text:span text:style-name="T32"/></text:p>
            <text:p text:style-name="P3"><text:span text:style-name="T32"><text:tab/></text:span><text:span text:style-name="T32"><text:a xlink:href="https://portablesimula.github.io/github.io/">https://portablesimula.github.io/github.io/</text:a></text:span></text:p>
            <text:p text:style-name="P3"><text:span text:style-name="T32"/></text:p>
            <text:p text:style-name="P3"><text:span text:style-name="T32">Select 'Simula Download' and follow the instructions.</text:span></text:p>
            <text:p text:style-name="P3"><text:span text:style-name="T32"/></text:p>
            <text:p text:style-name="P3"><text:span text:style-name="T32">Just when your computer is about to download the setup file it probably gives a warning message. This message states that you are downloading from a unsafe source. </text:span></text:p>
            <text:p text:style-name="P3"><text:span text:style-name="T32"/></text:p>
            <text:p text:style-name="P3"><text:span text:style-name="T32">You must ignore this message.</text:span></text:p>
            <text:p text:style-name="P3"><text:span text:style-name="T32"/></text:p>
            <text:p text:style-name="P3"><text:span text:style-name="T32">When the 'setup.jar' is completely downloaded its time for executing it. This is done by clicking on it on Windows PC's.</text:span></text:p>
            <text:p text:style-name="P3"><text:span text:style-name="T32"/></text:p>
            <text:p text:style-name="P3"><text:span text:style-name="T32">&lt; add description for Unix, MAC, Linux … &gt;</text:span></text:p>
            <text:p text:style-name="P3"><text:span text:style-name="T32"/></text:p>
            <text:p text:style-name="P3"><text:span text:style-name="T32">When setup.jar is running you are first asked to select the install directory:</text:span></text:p>
            <text:p><text:span text:style-name="T3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4">In this case the Simula System will be installed in the following directory structure.</text:span></text:p>
                <text:p><text:span text:style-name="T34"/></text:p>
                <text:p><text:span text:style-name="T34"/></text:p>
                <text:p><text:span text:style-name="T35">C:\Users\Øystein</text:span></text:p>
                <text:p><text:span text:style-name="T35"/></text:p>
              </text:list-header>
            </text:list>
            <text:p text:style-name="P3"><text:span text:style-name="T36"><text:s text:c="22"/></text:span><text:span text:style-name="T37"><text:s/></text:span><text:span text:style-name="T37">\Simula</text:span><text:span text:style-name="T37"><text:tab/></text:span><text:span text:style-name="T37"><text:tab/></text:span><text:span text:style-name="T37"><text:tab/></text:span><text:span text:style-name="T37"><text:tab/></text:span><text:span text:style-name="T38">( This Directory is called 'Simula Home' )</text:span></text:p>
            <text:p text:style-name="P3"><text:span text:style-name="T38"/></text:p>
            <text:p text:style-name="P3"><text:span text:style-name="T36"><text:s text:c="33"/></text:span><text:span text:style-name="T37">\Simula-Beta-03</text:span><text:span text:style-name="T37"><text:tab/></text:span><text:span text:style-name="T37"><text:tab/></text:span><text:span text:style-name="T39">( This Directory is called 'Release Home' )</text:span></text:p>
            <text:p text:style-name="P3"><text:span text:style-name="T37"/></text:p>
            <text:p text:style-name="P3"><text:span text:style-name="T36"><text:s text:c="42"/></text:span><text:span text:style-name="T37">\</text:span><text:span text:style-name="T40">rts </text:span><text:span text:style-name="T41"><text:s text:c="2"/>…</text:span><text:span text:style-name="T41"><text:tab/></text:span><text:span text:style-name="T41"><text:tab/></text:span><text:span text:style-name="T42">( Simula Runtime System )</text:span><text:span text:style-name="T41"> <text:s text:c="3"/></text:span></text:p>
            <text:p text:style-name="P3"><text:span text:style-name="T41"><text:s text:c="2"/></text:span></text:p>
            <text:p text:style-name="P3"><text:span text:style-name="T36"><text:s text:c="42"/></text:span><text:span text:style-name="T37">\</text:span><text:span text:style-name="T40">samples </text:span><text:span text:style-name="T41"><text:s text:c="2"/>…</text:span><text:span text:style-name="T41"><text:tab/></text:span><text:span text:style-name="T42">( Sample Simula Programs )</text:span></text:p>
            <text:p text:style-name="P3"><text:span text:style-name="T42"/></text:p>
            <text:p text:style-name="P3"><text:span text:style-name="T36"><text:s text:c="41"/></text:span><text:span text:style-name="T37"><text:s/></text:span><text:span text:style-name="T37">simula.jar</text:span><text:span text:style-name="T37"><text:tab/></text:span><text:span text:style-name="T37"><text:tab/></text:span><text:span text:style-name="T38">( Executable Simula Compiler )</text:span></text:p>
            <text:p text:style-name="P3"><text:span text:style-name="T38"/></text:p>
            <text:p text:style-name="P3"><text:span text:style-name="T36"><text:s text:c="41"/></text:span><text:span text:style-name="T37"><text:s/></text:span><text:span text:style-name="T37">ReleaseNotes.txt</text:span></text:p>
            <text:list text:continue-numbering="true" text:style-name="L1">
              <text:list-header>
                <text:p><text:span text:style-name="T43"/></text:p>
              </text:list-header>
            </text:list>
          </draw:text-box>
        </draw:frame>
      </draw:page>
      <draw:page draw:name="page6" draw:style-name="dp1" draw:master-page-name="Standard">
        <draw:frame draw:style-name="gr8" draw:text-style-name="P5" draw:layer="layout" svg:width="17cm" svg:height="26.1cm" svg:x="2.1cm" svg:y="2cm">
          <draw:text-box>
            <text:p><text:span text:style-name="T44">3. Activating the Simula Compiler</text:span></text:p>
            <text:p><text:span text:style-name="T45"/></text:p>
            <text:p text:style-name="P3"><text:span text:style-name="T32">The Simula Compiler is normally activated through a command-line of this form:</text:span></text:p>
            <text:p text:style-name="P3"><text:span text:style-name="T32"/></text:p>
            <text:p text:style-name="P3"><text:span text:style-name="T32"><text:tab/></text:span><text:span text:style-name="T32">java <text:s/>-jar <text:s/>release-home\simula.jar</text:span></text:p>
            <text:p text:style-name="P3"><text:span text:style-name="T32"/></text:p>
            <text:p text:style-name="P3"><text:span text:style-name="T32">In this simple case the Simula Editor ( see the following pages ) is started.</text:span></text:p>
            <text:p text:style-name="P3"><text:span text:style-name="T32"/></text:p>
            <text:p text:style-name="P3"><text:span text:style-name="T3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2"/></text:p>
            <text:p text:style-name="P3"><text:span text:style-name="T32">If an error message including a problem such as 'permission denied' appears, use sudo to run</text:span></text:p>
            <text:p text:style-name="P3"><text:span text:style-name="T32">it as root (admin). Be careful, sudo allows you to make critical changes to your system.</text:span></text:p>
            <text:p text:style-name="P3"><text:span text:style-name="T32">See: https://en.wikipedia.org/wiki/sudo</text:span></text:p>
            <text:p text:style-name="P3"><text:span text:style-name="T32"/></text:p>
            <text:p text:style-name="P3"><text:span text:style-name="T3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2"/></text:p>
            <text:p text:style-name="P3"><text:span text:style-name="T32"/></text:p>
            <text:p text:style-name="P3"><text:span text:style-name="T46">General Case</text:span></text:p>
            <text:p text:style-name="P3"><text:span text:style-name="T32"/></text:p>
            <text:p text:style-name="P3"><text:span text:style-name="T32">In special rare situations you may use the general version of the command-line form:</text:span></text:p>
            <text:p text:style-name="P3"><text:span text:style-name="T32"/></text:p>
            <text:p text:style-name="P3"><text:span text:style-name="T32"><text:tab/></text:span><text:span text:style-name="T32">java <text:s text:c="2"/>[java-options] <text:s/>-jar <text:s/>release-home\simula.jar <text:s/>[ simula-sourceFile ] <text:s/>[simula-options] </text:span></text:p>
            <text:p text:style-name="P3"><text:span text:style-name="T32"/></text:p>
            <text:p text:style-name="P3"><text:span text:style-name="T32"/></text:p>
            <text:p text:style-name="P3"><text:span text:style-name="T32"><text:s text:c="6"/></text:span><text:span text:style-name="T32">Java-options</text:span></text:p>
            <text:p text:style-name="P3"><text:span text:style-name="T32"><text:tab/></text:span><text:span text:style-name="T32">are described in the relevant Java Technical Dokumentation.</text:span></text:p>
            <text:p text:style-name="P3"><text:span text:style-name="T32"/></text:p>
            <text:p text:style-name="P3"><text:span text:style-name="T32"><text:s text:c="6"/></text:span><text:span text:style-name="T32">Simula-sourceFile</text:span></text:p>
            <text:p text:style-name="P3"><text:span text:style-name="T32"><text:tab/></text:span><text:span text:style-name="T32">is the file containing the Simula text to be compiled and runed.</text:span></text:p>
            <text:p text:style-name="P3"><text:span text:style-name="T32"/></text:p>
            <text:p text:style-name="P3"><text:span text:style-name="T32"><text:s text:c="6"/></text:span><text:span text:style-name="T32">possible simula-options include:</text:span></text:p>
            <text:p text:style-name="P3"><text:span text:style-name="T32"><text:tab/></text:span><text:span text:style-name="T32">-help</text:span><text:span text:style-name="T32"><text:tab/></text:span><text:span text:style-name="T32"><text:tab/></text:span><text:span text:style-name="T32"><text:tab/></text:span><text:span text:style-name="T32"><text:tab/></text:span><text:span text:style-name="T32">Print this synopsis of standard options</text:span></text:p>
            <text:p text:style-name="P3"><text:span text:style-name="T32"><text:tab/></text:span><text:span text:style-name="T32">-noexec</text:span><text:span text:style-name="T32"><text:tab/></text:span><text:span text:style-name="T32"><text:tab/></text:span><text:span text:style-name="T32"><text:tab/></text:span><text:span text:style-name="T32">Don't execute generated .jar file</text:span></text:p>
            <text:p text:style-name="P3"><text:span text:style-name="T32"><text:tab/></text:span><text:span text:style-name="T32">-nowarn</text:span><text:span text:style-name="T32"><text:tab/></text:span><text:span text:style-name="T32"><text:tab/></text:span><text:span text:style-name="T32"><text:tab/></text:span><text:span text:style-name="T32">Generate no warnings</text:span></text:p>
            <text:p text:style-name="P3"><text:span text:style-name="T32"><text:tab/></text:span><text:span text:style-name="T32">-verbose</text:span><text:span text:style-name="T32"><text:tab/></text:span><text:span text:style-name="T32"><text:tab/></text:span><text:span text:style-name="T32"><text:tab/></text:span><text:span text:style-name="T32">Output messages about what the compiler is doing</text:span></text:p>
            <text:p text:style-name="P3"><text:span text:style-name="T32"><text:tab/></text:span><text:span text:style-name="T32">-keepJava &lt;directory&gt;</text:span><text:span text:style-name="T32"><text:tab/></text:span><text:span text:style-name="T32">Specify where to place generated .java files</text:span></text:p>
            <text:p text:style-name="P3"><text:span text:style-name="T32"><text:tab/></text:span><text:span text:style-name="T32"><text:tab/></text:span><text:span text:style-name="T32"><text:tab/></text:span><text:span text:style-name="T32"><text:tab/></text:span><text:span text:style-name="T32"><text:tab/></text:span><text:span text:style-name="T32">Default: Temp directory which is deleted upon exit</text:span></text:p>
            <text:p text:style-name="P3"><text:span text:style-name="T32"><text:tab/></text:span><text:span text:style-name="T32">-output &lt;directory&gt;</text:span><text:span text:style-name="T32"><text:tab/></text:span><text:span text:style-name="T32"><text:tab/></text:span><text:span text:style-name="T32">Specify where to place generated executable .jar file</text:span></text:p>
            <text:p text:style-name="P3"><text:span text:style-name="T32"><text:tab/></text:span><text:span text:style-name="T32"><text:tab/></text:span><text:span text:style-name="T32"><text:tab/></text:span><text:span text:style-name="T32"><text:tab/></text:span><text:span text:style-name="T32"><text:tab/></text:span><text:span text:style-name="T32">Default: Current workspace\bin</text:span></text:p>
            <text:p text:style-name="P3"><text:span text:style-name="T32"/></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2">When the Simula Editor is started it will ask for a 'Workspace' to be used. A workspace is a directory for Simula Source files etc. The sub-directory <text:s/>\bin <text:s/>is used to store resulting <text:s/>.jar files.</text:span></text:p>
            <text:p><text:span text:style-name="T32"/></text:p>
            <text:p><text:span text:style-name="T3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2">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7">This</text:span><text:span text:style-name="T48"> is a preliminary Editor you should use with care.</text:span></text:p>
            <text:p text:style-name="P3"><text:span text:style-name="T48"/></text:p>
            <text:p text:style-name="P3"><text:span text:style-name="T48">To Compile and Run select <text:s/>[ Run ] [ Run ]</text:span></text:p>
            <text:p text:style-name="P3"><text:span text:style-name="T48"/></text:p>
            <text:p text:style-name="P3"><text:span text:style-name="T48">...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49">4.1 <text:s/>File Naming</text:span></text:p>
            <text:p text:style-name="P3"><text:span text:style-name="T49"/></text:p>
            <text:p><text:span text:style-name="T50">External file names or </text:span><text:span text:style-name="T51">data set specifications</text:span><text:span text:style-name="T50"> follow the normal conventions for the OS under which the Simula System is running. Thus, a data set specification has the general form:</text:span></text:p>
            <text:p><text:span text:style-name="T50"/></text:p>
            <text:p><text:span text:style-name="T50"><text:tab/></text:span><text:span text:style-name="T50"><text:tab/></text:span><text:span text:style-name="T50"><text:tab/></text:span><text:span text:style-name="T50">[ <text:s/>path <text:s/>] <text:s/>file name <text:s/>[ <text:s/>. <text:s/>extension <text:s/>]</text:span></text:p>
            <text:p><text:span text:style-name="T50"/></text:p>
            <text:p><text:span text:style-name="T50">where, the OS dependent name-separator character in the path may be '/' or '\' or any mix of them.</text:span></text:p>
            <text:p><text:span text:style-name="T50"/></text:p>
            <text:p><text:span text:style-name="T50"/></text:p>
            <text:p text:style-name="P3"><text:span text:style-name="T52">4.2 <text:s/>File Opening</text:span></text:p>
            <text:p text:style-name="P3"><text:span text:style-name="T52"/></text:p>
            <text:p><text:span text:style-name="T53">When the attribute procedure ''open'' is called, the FILENAME of the file specifies the data set to be connected to the ( Simula ) file.</text:span></text:p>
            <text:p><text:span text:style-name="T53"/></text:p>
            <text:p><text:span text:style-name="T53">If a path is explicitly given in the FILENAME, the data set will be searched for in the specified directory only. If no path is given, the following search rules apply:</text:span></text:p>
            <text:p><text:span text:style-name="T53"/></text:p>
            <text:p><text:span text:style-name="T53"><text:tab/></text:span><text:span text:style-name="T53">- Search current directory </text:span></text:p>
            <text:p><text:span text:style-name="T53"><text:tab/></text:span><text:span text:style-name="T53">- Search Current Workspace.</text:span></text:p>
            <text:p><text:span text:style-name="T53"><text:tab/></text:span><text:span text:style-name="T53">- Search all the other Workspaces </text:span></text:p>
            <text:p><text:span text:style-name="T53"/></text:p>
            <text:p><text:span text:style-name="T53">NOTE: The association between internal and external file is established at file open,</text:span></text:p>
            <text:p><text:span text:style-name="T53"><text:tab/></text:span><text:span text:style-name="T53"> </text:span><text:span text:style-name="T53">not when the file object is created. </text:span></text:p>
            <text:p><text:span text:style-name="T53"/></text:p>
            <text:p><text:span text:style-name="T53"><text:tab/></text:span><text:span text:style-name="T53"> </text:span><text:span text:style-name="T53">The search rules also applies for attribute elements.</text:span></text:p>
            <text:p><text:span text:style-name="T53"/></text:p>
            <text:p><text:span text:style-name="T53">If a data set named FILENAME is not found, then the action taken depends upon the type of file:</text:span></text:p>
            <text:p><text:span text:style-name="T53"/></text:p>
            <text:p><text:span text:style-name="T53"><text:tab/></text:span><text:span text:style-name="T53">- For in(byte)files a popup file selector window is shown enabling the user to manually</text:span></text:p>
            <text:p><text:span text:style-name="T53"><text:tab/></text:span><text:span text:style-name="T53"> <text:s text:c="2"/></text:span><text:span text:style-name="T53">select another file. If the file selector is canceled the procedure ''open'' returns </text:span><text:span text:style-name="T54">false</text:span><text:span text:style-name="T53"> and</text:span></text:p>
            <text:p><text:span text:style-name="T53"><text:tab/></text:span><text:span text:style-name="T53"> <text:s text:c="2"/></text:span><text:span text:style-name="T53">no further action is taken.</text:span></text:p>
            <text:p><text:span text:style-name="T53"/></text:p>
            <text:p><text:span text:style-name="T53"><text:tab/></text:span><text:span text:style-name="T53">- For all other files, a new file FILENAME is created in the Current Workspace.</text:span></text:p>
            <text:p><text:span text:style-name="T53"/></text:p>
            <text:p><text:span text:style-name="T53">The identified data set is then opened, and ''open'' returns </text:span><text:span text:style-name="T54">true</text:span><text:span text:style-name="T53">.</text:span></text:p>
            <text:p><text:span text:style-name="T53"/></text:p>
            <text:p><text:span text:style-name="T5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3"/></text:p>
            <text:p text:style-name="P3"><text:span text:style-name="T53">When using the runtime console, SYSIN and SYSOUT is connected</text:span></text:p>
            <text:p text:style-name="P3"><text:span text:style-name="T53">to the console window. Otherwise; SYSIN is connected to Standard Input, SYSOUT to</text:span></text:p>
            <text:p text:style-name="P3"><text:span text:style-name="T53">standard output.</text:span></text:p>
          </draw:text-box>
        </draw:frame>
      </draw:page>
      <draw:page draw:name="page11" draw:style-name="dp1" draw:master-page-name="Standard">
        <draw:frame draw:style-name="gr15" draw:layer="layout" svg:width="17cm" svg:height="26cm" svg:x="2.1cm" svg:y="2.1cm">
          <draw:text-box>
            <text:p text:style-name="P3"><text:span text:style-name="T52">4.3 <text:s/>File Initialization</text:span></text:p>
            <text:p text:style-name="P3"><text:span text:style-name="T52"/></text:p>
            <text:p><text:span text:style-name="T53">When a data set created as a result of file ''open'', the underlying Java file stream is created.</text:span></text:p>
            <text:p><text:span text:style-name="T53">For a direct file unwritten images (bytes) below LASTLOC are zero.</text:span></text:p>
            <text:p><text:span text:style-name="T53"/></text:p>
            <text:p><text:span text:style-name="T53"/></text:p>
            <text:p text:style-name="P3"><text:span text:style-name="T52">4.4 <text:s/>File Closing</text:span></text:p>
            <text:p text:style-name="P3"><text:span text:style-name="T52"/></text:p>
            <text:p><text:span text:style-name="T53">When a file is closed, the associated data set is released.</text:span></text:p>
            <text:p><text:span text:style-name="T53"/></text:p>
            <text:p text:style-name="P3"><text:span text:style-name="T52">4.5 <text:s/>Access Mode Treatment</text:span></text:p>
            <text:p text:style-name="P3"><text:span text:style-name="T52"/></text:p>
            <text:p text:style-name="P3"><text:span text:style-name="T53">The standard attribute modes CREATE and PURGE are implemented.</text:span></text:p>
            <text:p text:style-name="P3"><text:span text:style-name="T53"/></text:p>
            <text:p text:style-name="P3"><text:span text:style-name="T53">The modes SHARED, APPEND, <text:s/>READWRITE, BYTESIZE and REWIND are not implemented in this release.</text:span></text:p>
            <text:p text:style-name="P3"><text:span text:style-name="T53"/></text:p>
            <text:p text:style-name="P3"><text:span text:style-name="T53">In addition, an extra access mode is available for image files to specify the character set used to encode/decode the file content. This mode has the form <text:s/>CHARSET:&lt;charset name&gt;</text:span></text:p>
            <text:p text:style-name="P3"><text:span text:style-name="T53">If the given charset name is illegal in the current Java virtual machine a runtime warning is given and the CHARSET mode remains unchanged. </text:span></text:p>
            <text:p><text:span text:style-name="T53"/></text:p>
            <text:p text:style-name="P3"><text:span text:style-name="T52">4.6 <text:s/>File Locking</text:span></text:p>
            <text:p><text:span text:style-name="T53"/></text:p>
            <text:p><text:span text:style-name="T53">The procedure ''lock'' is implemented using Java's <text:s/>FileChannel.tryLock <text:s/>method.</text:span></text:p>
            <text:p><text:span text:style-name="T53">The 'tryLock' method will attempt to acquire a lock on the given region of this channel's file.</text:span></text:p>
            <text:p><text:span text:style-name="T53">This method does not block. An invocation always returns immediately, either having acquired a lock on the requested region or having failed to do so.</text:span></text:p>
            <text:p><text:span text:style-name="T53"/></text:p>
            <text:p><text:span text:style-name="T53">The procedure ''unlock'' simply release the underlying FileLock.</text:span></text:p>
            <text:p><text:span text:style-name="T53"/></text:p>
            <text:p><text:span text:style-name="T53"/></text:p>
            <text:p text:style-name="P3"><text:span text:style-name="T52">4.7 <text:s/>Checkpointing a File</text:span></text:p>
            <text:p text:style-name="P3"><text:span text:style-name="T52"/></text:p>
            <text:p><text:span text:style-name="T53">The procedure ''checkpoint'' is implemented using <text:s/>Java's <text:s/>FileChannel.force <text:s/>method for direct access files and <text:s/>Java's flush method <text:s/>for all other file types.</text:span></text:p>
            <text:p><text:span text:style-name="T53"/></text:p>
            <text:p text:style-name="P3"><text:span text:style-name="T53"/></text:p>
            <text:p text:style-name="P3"><text:span text:style-name="T52"/></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2">5.1 <text:s/>Attribute Files</text:span></text:p>
            <text:p text:style-name="P3"><text:span text:style-name="T52"/></text:p>
            <text:p><text:span text:style-name="T53">TBD</text:span></text:p>
            <text:p><text:span text:style-name="T53"/></text:p>
            <text:p text:style-name="P3"><text:span text:style-name="T52">5.2 <text:s/>Attribute Information Elements</text:span></text:p>
            <text:p text:style-name="P3"><text:span text:style-name="T52"/></text:p>
            <text:p><text:span text:style-name="T53">TBD</text:span></text:p>
            <text:p><text:span text:style-name="T53"/></text:p>
            <text:p text:style-name="P3"><text:span text:style-name="T52">5.3 <text:s/>Compatible Recompilation</text:span></text:p>
            <text:p text:style-name="P3"><text:span text:style-name="T52"/></text:p>
            <text:p><text:span text:style-name="T53">TBD</text:span></text:p>
            <text:p><text:span text:style-name="T53"/></text:p>
            <text:p text:style-name="P3"><text:span text:style-name="T52"/></text:p>
          </draw:text-box>
        </draw:frame>
      </draw:page>
      <draw:page draw:name="page13" draw:style-name="dp1" draw:master-page-name="Standard">
        <draw:frame draw:style-name="gr16" draw:layer="layout" svg:width="19cm" svg:height="19.868cm" svg:x="1cm" svg:y="2.1cm">
          <draw:text-box>
            <text:p><text:span text:style-name="T13">6. Additional Facilities</text:span></text:p>
            <text:p><text:span text:style-name="T13"/></text:p>
            <text:p><text:span text:style-name="T4"/></text:p>
            <text:p><text:span text:style-name="T4">6.1 <text:s/>Language Extensions</text:span></text:p>
            <text:p><text:span text:style-name="T4"/></text:p>
            <text:p text:style-name="P3"><text:span text:style-name="T55">S-Port Switch Statement</text:span></text:p>
            <text:p text:style-name="P3"><text:span text:style-name="T56"/></text:p>
            <text:p text:style-name="P3"><text:span text:style-name="T56">Extension inherited from S-Port Simula.</text:span></text:p>
            <text:p text:style-name="P3"><text:span text:style-name="T56"/></text:p>
            <text:p text:style-name="P3"><text:span text:style-name="T56">Switch-statement</text:span></text:p>
            <text:p text:style-name="P3"><text:span text:style-name="T56"><text:s text:c="6"/></text:span><text:span text:style-name="T56">= SWITCH ( lowKey : hiKey ) switchKey BEGIN { switch-case } [ none-case ] END</text:span></text:p>
            <text:p text:style-name="P3"><text:span text:style-name="T56"/></text:p>
            <text:p text:style-name="P3"><text:span text:style-name="T56"><text:s text:c="6"/></text:span><text:span text:style-name="T56">Switch-case</text:span></text:p>
            <text:p text:style-name="P3"><text:span text:style-name="T56"><text:tab/></text:span><text:span text:style-name="T56">= WHEN &lt;caseKey-list&gt; do &lt;statement&gt; ;</text:span></text:p>
            <text:p text:style-name="P3"><text:span text:style-name="T56"><text:s text:c="6"/></text:span></text:p>
            <text:p text:style-name="P3"><text:span text:style-name="T56"><text:s text:c="6"/></text:span><text:span text:style-name="T56">None-case</text:span></text:p>
            <text:p text:style-name="P3"><text:span text:style-name="T56"><text:tab/></text:span><text:span text:style-name="T56">= WHEN NONE do &lt;statement&gt; ;</text:span></text:p>
            <text:p text:style-name="P3"><text:span text:style-name="T56"><text:s text:c="6"/></text:span></text:p>
            <text:p text:style-name="P3"><text:span text:style-name="T56"><text:s text:c="6"/></text:span><text:span text:style-name="T56">&lt;caseKey-list&gt;</text:span></text:p>
            <text:p text:style-name="P3"><text:span text:style-name="T56"><text:tab/></text:span><text:span text:style-name="T56">= caseKey { , caseKey }</text:span></text:p>
            <text:p text:style-name="P3"><text:span text:style-name="T56"><text:s text:c="6"/></text:span></text:p>
            <text:p text:style-name="P3"><text:span text:style-name="T56"><text:s text:c="6"/></text:span><text:span text:style-name="T56">CaseKey</text:span></text:p>
            <text:p text:style-name="P3"><text:span text:style-name="T56"><text:tab/></text:span><text:span text:style-name="T56">= caseConstant | caseConstant : caseConstant</text:span></text:p>
            <text:p text:style-name="P3"><text:span text:style-name="T56"><text:s text:c="6"/></text:span></text:p>
            <text:p text:style-name="P3"><text:span text:style-name="T56"><text:s text:c="6"/></text:span><text:span text:style-name="T56">Low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Hi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Switch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CaseConstant</text:span></text:p>
            <text:p text:style-name="P3"><text:span text:style-name="T56"><text:tab/></text:span><text:span text:style-name="T56">= integer-or-character-constant</text:span></text:p>
            <text:p text:style-name="P3"><text:span text:style-name="T56"/></text:p>
            <text:p text:style-name="P3"><text:span text:style-name="T56"/></text:p>
            <text:p text:style-name="P3"><text:span text:style-name="T56">Translated into a Java Switch Statement with break after each &lt;statement&gt;</text:span></text:p>
            <text:p text:style-name="P3"><text:span text:style-name="T56">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3">6.2 <text:s/>Additional Standard Procedures</text:span></text:p>
            <text:p><text:span text:style-name="T4"/></text:p>
            <text:p text:style-name="P3"><text:span text:style-name="T56">- Procedure setSeed(seed); integer seed; ... ;</text:span></text:p>
            <text:p text:style-name="P3"><text:span text:style-name="T56"/></text:p>
            <text:p text:style-name="P3"><text:span text:style-name="T56">- Procedure waitSomeTime(millies); integer millies; ... ;</text:span></text:p>
            <text:p text:style-name="P3"><text:span text:style-name="T56"/></text:p>
            <text:p text:style-name="P3"><text:span text:style-name="T56">- Proce</text:span><text:span text:style-name="T57">dure prin</text:span><text:span text:style-name="T58">tThreadList(withStackTrace); boolean withStackTrace; ... ;</text:span></text:p>
            <text:p text:style-name="P3"><text:span text:style-name="T58"/></text:p>
            <text:p text:style-name="P3"><text:span text:style-name="T58">- Text Procedure edit(x); &lt;value-type&gt; x; ... ;</text:span></text:p>
            <text:p text:style-name="P3"><text:span text:style-name="T58"/></text:p>
            <text:p text:style-name="P3"><text:span text:style-name="T58"><text:s text:c="9"/></text:span><text:span text:style-name="T58">where value-type ::= i</text:span><text:span text:style-name="T59">nteger |</text:span><text:span text:style-name="T60"> r</text:span><text:span text:style-name="T59">eal |</text:span><text:span text:style-name="T60"> l</text:span><text:span text:style-name="T59">ong real |</text:span><text:span text:style-name="T60"> b</text:span><text:span text:style-name="T59">oolean</text:span><text:span text:style-name="T61"> | character</text:span></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3"><text:span text:style-name="T62"/></text:p>
            <text:p text:style-name="P6"><text:span text:style-name="T60">- Text Procedure edfix(x,n); &lt;real-type&gt; x; i</text:span><text:span text:style-name="T63">nteger</text:span><text:span text:style-name="T60"> n; ... ;</text:span></text:p>
            <text:p text:style-name="P6"><text:span text:style-name="T60"/></text:p>
            <text:p text:style-name="P6"><text:span text:style-name="T64"><text:s text:c="9"/></text:span><text:span text:style-name="T64">where real-type ::= r</text:span><text:span text:style-name="T63">eal |</text:span><text:span text:style-name="T65"> l</text:span><text:span text:style-name="T63">ong real</text:span></text:p>
            <text:p text:style-name="P6"><text:span text:style-name="T66"/></text:p>
            <text:p text:style-name="P6"><text:span text:style-name="T66"/></text:p>
            <text:p text:style-name="P6"><text:span text:style-name="T60"/></text:p>
          </draw:text-box>
        </draw:frame>
        <draw:frame draw:style-name="gr18" draw:layer="layout" svg:width="13.596cm" svg:height="4.115cm" svg:x="3cm" svg:y="13.2cm">
          <draw:text-box>
            <text:p text:style-name="P7">The Text procedure putfix is called behind the scene and the resulting item</text:p>
            <text:p text:style-name="P7">is trimmed and returned as result. I.e. leading and trailing blanks are removed</text:p>
            <text:p text:style-name="P7"/>
            <text:p text:style-name="P7">The resulting numeric item is an INTEGER ITEM if n=0 or a DECIMAL</text:p>
            <text:p text:style-name="P7">ITEM with a FRACTION of n digits if n&gt;0. It designates a number</text:p>
            <text:p text:style-name="P7">equal to the value of r or an approximation to the value of r,</text:p>
            <text:p text:style-name="P7">correctly rounded to n decimal places. If n&lt;0, a run-time error</text:p>
            <text:p text:style-name="P7">is caused.</text:p>
          </draw:text-box>
        </draw:frame>
        <draw:frame draw:style-name="gr18" draw:layer="layout" svg:width="13.786cm" svg:height="1.7cm" svg:x="3.1cm" svg:y="8.313cm">
          <draw:text-box>
            <text:p text:style-name="P7">A suitable Text edit procedure is called behind the scene and the resulting item</text:p>
            <text:p text:style-name="P7">is trimmed and returned as result. I.e. leading and trailing blanks are removed</text:p>
            <text:p text:style-name="P7"/>
          </draw:text-box>
        </draw:frame>
      </draw:page>
      <draw:page draw:name="page15" draw:style-name="dp1" draw:master-page-name="Standard">
        <draw:frame draw:style-name="gr19" draw:layer="layout" svg:width="19cm" svg:height="45.003cm" svg:x="1cm" svg:y="2.1cm">
          <draw:text-box>
            <text:p><text:span text:style-name="T13">6.3 <text:s/>Additional Standard Classes</text:span></text:p>
            <text:p><text:span text:style-name="T4"/></text:p>
            <text:p text:style-name="P3"><text:span text:style-name="T56">Additional Standard Class Drawing</text:span></text:p>
            <text:p text:style-name="P3"><text:span text:style-name="T56"/></text:p>
            <text:p text:style-name="P3"><text:span text:style-name="T56"><text:s/></text:span><text:span text:style-name="T56">The additional system class "Drawing" introduce basic graphical capabilities.</text:span></text:p>
            <text:p text:style-name="P3"><text:span text:style-name="T56"><text:s/></text:span><text:span text:style-name="T56">It has the class "simset" as prefix, so set-handling facilities are thus immediately available.</text:span></text:p>
            <text:p text:style-name="P3"><text:span text:style-name="T56"><text:s/></text:span></text:p>
            <text:p text:style-name="P3"><text:span text:style-name="T56"><text:s/></text:span><text:span text:style-name="T56">Simset class Drawing(title,width,height); Value title; Text title; Integer width,height;</text:span></text:p>
            <text:p text:style-name="P3"><text:span text:style-name="T56"><text:s/></text:span><text:span text:style-name="T56">begin </text:span></text:p>
            <text:p text:style-name="P3"><text:span text:style-name="T56"><text:s text:c="7"/></text:span><text:span text:style-name="T56">ref(Head) Procedure renderingSet; ... ;</text:span></text:p>
            <text:p text:style-name="P3"><text:span text:style-name="T56"><text:s text:c="7"/></text:span><text:span text:style-name="T56">Integer white,lightGray,gray,darkGray,black,red,pink,orange,yellow,green,magenta,cyan,blue; <text:s/></text:span></text:p>
            <text:p text:style-name="P3"><text:span text:style-name="T56"><text:s text:c="7"/></text:span><text:span text:style-name="T56">Integer Procedure color(r,g,b); Integer r,g,b; ... <text:s text:c="2"/></text:span></text:p>
            <text:p text:style-name="P3"><text:span text:style-name="T56"><text:s text:c="7"/></text:span></text:p>
            <text:p text:style-name="P3"><text:span text:style-name="T56"><text:s text:c="7"/></text:span><text:span text:style-name="T56">Procedure setBackgroundColor(color); Integer color; ... ; <text:s/></text:span></text:p>
            <text:p text:style-name="P3"><text:span text:style-name="T56"><text:s text:c="7"/></text:span><text:span text:style-name="T56">Procedure setDrawColor(color); Integer color; ... ; <text:s/></text:span></text:p>
            <text:p text:style-name="P3"><text:span text:style-name="T56"><text:s text:c="7"/></text:span><text:span text:style-name="T56">Procedure setFillColor(color); Integer color; ... ;</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p>
            <text:p text:style-name="P3"><text:span text:style-name="T56"><text:s text:c="7"/></text:span><text:span text:style-name="T56">Link class ShapeElement; ...</text:span></text:p>
            <text:p text:style-name="P3"><text:span text:style-name="T56"><text:s text:c="7"/></text:span><text:span text:style-name="T56">Link class TextElement; ...</text:span></text:p>
            <text:p text:style-name="P3"><text:span text:style-name="T56"/></text:p>
            <text:p text:style-name="P3"><text:span text:style-name="T56"><text:s text:c="7"/></text:span><text:span text:style-name="T56">ref(TextElement) Procedure drawText(t,x,y); Value t; Text t; Long Real x1,y1,x2,y2; ... ;</text:span></text:p>
            <text:p text:style-name="P3"><text:span text:style-name="T56"/></text:p>
            <text:p text:style-name="P3"><text:span text:style-name="T56"><text:s text:c="7"/></text:span><text:span text:style-name="T56">ref(ShapeElement) Procedure drawLine(x1,y1,x2,y2); Long Real x1,y1,x2,y2; ... ;</text:span></text:p>
            <text:p text:style-name="P3"><text:span text:style-name="T56"><text:s text:c="7"/></text:span><text:span text:style-name="T56">ref(ShapeElement) Procedure drawEllipse(x,y,width,height); Long Real x,y,width,height; ... ;</text:span></text:p>
            <text:p text:style-name="P3"><text:span text:style-name="T56"><text:s text:c="8"/></text:span></text:p>
            <text:p text:style-name="P3"><text:span text:style-name="T56"><text:s text:c="7"/></text:span><text:span text:style-name="T56">ref(ShapeElement) Procedure drawRectangle(x,y,width,height);</text:span></text:p>
            <text:p text:style-name="P3"><text:span text:style-name="T56"><text:s text:c="7"/></text:span><text:span text:style-name="T56">Long Real x,y,width,height; ... ;</text:span></text:p>
            <text:p text:style-name="P3"><text:span text:style-name="T56"><text:s text:c="7"/></text:span></text:p>
            <text:p text:style-name="P3"><text:span text:style-name="T56"><text:s text:c="7"/></text:span><text:span text:style-name="T56">ref(ShapeElement) Procedure drawRoundRectangle(x,y,width,height,arcw,arch);</text:span></text:p>
            <text:p text:style-name="P3"><text:span text:style-name="T56"><text:s text:c="7"/></text:span><text:span text:style-name="T56">Long Real x,y,width,height,arcw,arch; ... ;</text:span></text:p>
            <text:p text:style-name="P3"><text:span text:style-name="T56"><text:s text:c="6"/></text:span></text:p>
            <text:p text:style-name="P3"><text:span text:style-name="T56"><text:s text:c="7"/></text:span><text:span text:style-name="T56">ref(ShapeElement) Procedure fillEllipse(x,y,width,height); Long Real x,y,width,height; ... ;</text:span></text:p>
            <text:p text:style-name="P3"><text:span text:style-name="T56"><text:s text:c="7"/></text:span></text:p>
            <text:p text:style-name="P3"><text:span text:style-name="T56"><text:s text:c="7"/></text:span><text:span text:style-name="T56">ref(ShapeElement) Procedure fillRectangle(x,y,width,height); Long Real x,y,width,height; ... ;</text:span></text:p>
            <text:p text:style-name="P3"><text:span text:style-name="T56"><text:s text:c="7"/></text:span></text:p>
            <text:p text:style-name="P3"><text:span text:style-name="T56"><text:s text:c="7"/></text:span><text:span text:style-name="T56">ref(ShapeElement) Procedure fillRoundRectangle(x,y,width,height,arcw,arch);</text:span></text:p>
            <text:p text:style-name="P3"><text:span text:style-name="T56"><text:s text:c="7"/></text:span><text:span text:style-name="T56">Long Real x,y,width,height,arcw,arch; ... ;</text:span></text:p>
            <text:p text:style-name="P3"><text:span text:style-name="T56"/></text:p>
            <text:p text:style-name="P3"><text:span text:style-name="T56"><text:s text:c="7"/></text:span><text:span text:style-name="T56">...</text:span></text:p>
            <text:p text:style-name="P3"><text:span text:style-name="T56"><text:s/></text:span></text:p>
            <text:p text:style-name="P3"><text:span text:style-name="T56"><text:s/></text:span><text:span text:style-name="T56">end Drawing;</text:span></text:p>
          </draw:text-box>
        </draw:frame>
      </draw:page>
      <draw:page draw:name="page16" draw:style-name="dp1" draw:master-page-name="Standard">
        <draw:frame draw:style-name="gr8" draw:layer="layout" svg:width="17.3cm" svg:height="26.1cm" svg:x="1.9cm" svg:y="2cm">
          <draw:text-box>
            <text:p text:style-name="P3"><text:span text:style-name="T56">Additional Standard Class ShapeElement <text:s/>(local to Drawing)</text:span></text:p>
            <text:p text:style-name="P3"><text:span text:style-name="T56"/></text:p>
            <text:p text:style-name="P3"><text:span text:style-name="T56"><text:s/></text:span><text:span text:style-name="T56">Link class ShapeElement;</text:span></text:p>
            <text:p text:style-name="P3"><text:span text:style-name="T56"><text:s/></text:span><text:span text:style-name="T56">begin Integer COLOR,STROKE;</text:span></text:p>
            <text:p text:style-name="P3"><text:span text:style-name="T56"><text:s text:c="7"/></text:span><text:span text:style-name="T56">ref(Shape) SHAPE; ! Java Class Shape is not visible in Simula ;</text:span></text:p>
            <text:p text:style-name="P3"><text:span text:style-name="T56"><text:s/></text:span></text:p>
            <text:p text:style-name="P3"><text:span text:style-name="T56"><text:s text:c="7"/></text:span><text:span text:style-name="T56">Procedure setColor(rgb); Integer rgb; ... ... ;</text:span></text:p>
            <text:p text:style-name="P3"><text:span text:style-name="T56"><text:s text:c="7"/></text:span><text:span text:style-name="T56">Procedure setStroke(size); Real size; ... ... ;</text:span></text:p>
            <text:p text:style-name="P3"><text:span text:style-name="T56"><text:s/></text:span></text:p>
            <text:p text:style-name="P3"><text:span text:style-name="T56"><text:s text:c="7"/></text:span><text:span text:style-name="T56">Procedure drawLine(x1,y1,x2,y2); Long Real x1,y1,x2,y2; ... ... ;</text:span></text:p>
            <text:p text:style-name="P3"><text:span text:style-name="T56"><text:s text:c="7"/></text:span></text:p>
            <text:p text:style-name="P3"><text:span text:style-name="T56"><text:s text:c="7"/></text:span><text:span text:style-name="T56">Procedure drawEllipse(x,y,width,height); Long Real x,y,width,height; ... ... ;</text:span></text:p>
            <text:p text:style-name="P3"><text:span text:style-name="T56"><text:s text:c="7"/></text:span></text:p>
            <text:p text:style-name="P3"><text:span text:style-name="T56"><text:s text:c="7"/></text:span><text:span text:style-name="T56">Procedure drawRectangle(x,y,width,height); Long Real x,y,width,height; ... ... ;</text:span></text:p>
            <text:p text:style-name="P3"><text:span text:style-name="T56"><text:s text:c="7"/></text:span></text:p>
            <text:p text:style-name="P3"><text:span text:style-name="T56"><text:s text:c="7"/></text:span><text:span text:style-name="T56">Procedure drawRoundRectangle(x,y,width,height,arcw,arch);</text:span></text:p>
            <text:p text:style-name="P3"><text:span text:style-name="T56"><text:s text:c="7"/></text:span><text:span text:style-name="T56">Long Real x,y,width,height,arcw,arch; ... ... ;</text:span></text:p>
            <text:p text:style-name="P3"><text:span text:style-name="T56"><text:s text:c="7"/></text:span></text:p>
            <text:p text:style-name="P3"><text:span text:style-name="T56"><text:s text:c="7"/></text:span><text:span text:style-name="T56">Procedure fillEllipse(x,y,width,height); Long Real x,y,width,height; ... ... ;</text:span></text:p>
            <text:p text:style-name="P3"><text:span text:style-name="T56"><text:s text:c="7"/></text:span></text:p>
            <text:p text:style-name="P3"><text:span text:style-name="T56"><text:s text:c="7"/></text:span><text:span text:style-name="T56">Procedure fillRectangle(x,y,width,height); Long Real x,y,width,height; ... ... ;</text:span></text:p>
            <text:p text:style-name="P3"><text:span text:style-name="T56"><text:s text:c="7"/></text:span></text:p>
            <text:p text:style-name="P3"><text:span text:style-name="T56"><text:s text:c="7"/></text:span><text:span text:style-name="T56">Procedure fillRoundRectangle(x,y,width,height,arcw,arch);</text:span></text:p>
            <text:p text:style-name="P3"><text:span text:style-name="T56"><text:s text:c="7"/></text:span><text:span text:style-name="T56">Long Real x,y,width,height,arcw,arch; ... ... ;</text:span></text:p>
            <text:p text:style-name="P3"><text:span text:style-name="T56"><text:s text:c="4"/></text:span></text:p>
            <text:p text:style-name="P3"><text:span text:style-name="T56"><text:s text:c="7"/></text:span><text:span text:style-name="T56">Procedure instantMoveTo(x,y); Long Real x,y; ... ... ;</text:span></text:p>
            <text:p text:style-name="P3"><text:span text:style-name="T56"><text:s text:c="7"/></text:span></text:p>
            <text:p text:style-name="P3"><text:span text:style-name="T56"><text:s text:c="7"/></text:span><text:span text:style-name="T56">Procedure moveTo(x,y,speed); Long Real x,y,speed; ... ... ;</text:span></text:p>
            <text:p text:style-name="P3"><text:span text:style-name="T56"><text:s text:c="4"/></text:span></text:p>
            <text:p text:style-name="P3"><text:span text:style-name="T56"><text:s text:c="7"/></text:span><text:span text:style-name="T56">Into( &lt;rendering set&gt; );</text:span></text:p>
            <text:p text:style-name="P3"><text:span text:style-name="T56"><text:s/></text:span><text:span text:style-name="T56">End;</text:span></text:p>
            <text:p text:style-name="P3"><text:span text:style-name="T56"/></text:p>
            <text:p text:style-name="P3"><text:span text:style-name="T56"/></text:p>
            <text:p text:style-name="P3"><text:span text:style-name="T56">The current color and stroke are maintained behind the scene and can be changed through the procedures <text:s/>'setColor' <text:s/>and <text:s/>'setStroke'.</text:span></text:p>
            <text:p text:style-name="P3"><text:span text:style-name="T56"/></text:p>
          </draw:text-box>
        </draw:frame>
      </draw:page>
      <draw:page draw:name="page17" draw:style-name="dp1" draw:master-page-name="Standard">
        <draw:frame draw:style-name="gr20" draw:layer="layout" svg:width="17.2cm" svg:height="26.2cm" svg:x="1.9cm" svg:y="1.9cm">
          <draw:text-box>
            <text:p text:style-name="P3"><text:span text:style-name="T56">Additional Standard Class TextElement <text:s/>(local to Drawing)</text:span></text:p>
            <text:p text:style-name="P3"><text:span text:style-name="T56"/></text:p>
            <text:p text:style-name="P3"><text:span text:style-name="T56"><text:s/></text:span><text:span text:style-name="T56">Link class TextElement(t,x,y); Value t; Text t; Long Real x,y;</text:span></text:p>
            <text:p text:style-name="P3"><text:span text:style-name="T56"><text:s/></text:span><text:span text:style-name="T56">begin</text:span></text:p>
            <text:p text:style-name="P3"><text:span text:style-name="T56"/></text:p>
            <text:p text:style-name="P3"><text:span text:style-name="T56"><text:s text:c="7"/></text:span><text:span text:style-name="T56">Procedure setColor(color); Integer color; ... ; <text:s/></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s/></text:span></text:p>
            <text:p text:style-name="P3"><text:span text:style-name="T56"><text:s text:c="7"/></text:span><text:span text:style-name="T56">Procedure setText(t); Value t; Text t; ... ;</text:span></text:p>
            <text:p text:style-name="P3"><text:span text:style-name="T56"><text:s text:c="7"/></text:span><text:span text:style-name="T56">Procedure moveTo(x,y,speed); Long Real x,y,speed; ... ;</text:span></text:p>
            <text:p text:style-name="P3"><text:span text:style-name="T56"><text:s text:c="7"/></text:span><text:span text:style-name="T56">Procedure instantMoveTo(x,y); Long Real x,y; ... ;</text:span></text:p>
            <text:p text:style-name="P3"><text:span text:style-name="T56"><text:s text:c="7"/></text:span></text:p>
            <text:p text:style-name="P3"><text:span text:style-name="T56"><text:s text:c="7"/></text:span><text:span text:style-name="T56">Into( &lt;rendering set&gt; );</text:span></text:p>
            <text:p text:style-name="P3"><text:span text:style-name="T56"/></text:p>
            <text:p text:style-name="P3"><text:span text:style-name="T56"><text:s/></text:span><text:span text:style-name="T56">end;</text:span></text:p>
          </draw:text-box>
        </draw:frame>
      </draw:page>
      <draw:page draw:name="page18" draw:style-name="dp1" draw:master-page-name="Standard">
        <draw:frame draw:style-name="gr21" draw:layer="layout" svg:width="17cm" svg:height="25.8cm" svg:x="2cm" svg:y="2cm">
          <draw:text-box>
            <text:p><text:span text:style-name="T1">6.4 <text:s/>Directive Lines</text:span></text:p>
            <text:p><text:span text:style-name="T1"/></text:p>
            <text:p text:style-name="P3"><text:span text:style-name="T32">The following compiler directives are defined according to the rules of Simula Standard sect.1.1:</text:span></text:p>
            <text:p text:style-name="P3"><text:span text:style-name="T32"/></text:p>
            <text:p text:style-name="P3"><text:span text:style-name="T32">If the first character of a source line is "%" (percent) the line as a whole is a directive line.</text:span></text:p>
            <text:p text:style-name="P3"><text:span text:style-name="T32">A directive line serves to communicate information to the compiler and consequently its meaning is entirely implementation-dependent, with the following single exception. If the second character is a </text:span><text:span text:style-name="T67">space, the line has no significance; it may be used for annotation purposes.</text:span><text:span text:style-name="T32"> .</text:span></text:p>
            <text:p text:style-name="P3"><text:span text:style-name="T32"/></text:p>
            <text:p text:style-name="P3"><text:span text:style-name="T32"/></text:p>
            <text:p text:style-name="P3"><text:span text:style-name="T32">%BOUNDCHECK <text:s/>ON / OFF</text:span></text:p>
            <text:p text:style-name="P3"><text:span text:style-name="T32"/></text:p>
            <text:p text:style-name="P3"><text:span text:style-name="T32"><text:s text:c="6"/></text:span><text:span text:style-name="T32">Controls generation of array bound checking, if possible on the given implementation.</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COPY <text:s/>file-name</text:span></text:p>
            <text:p text:style-name="P3"><text:span text:style-name="T32"/></text:p>
            <text:p text:style-name="P3"><text:span text:style-name="T32"><text:s text:c="6"/></text:span><text:span text:style-name="T32">Will cause the compiler to include the indicated file at this place in the source input file, as if</text:span></text:p>
            <text:p text:style-name="P3"><text:span text:style-name="T32"><text:s text:c="6"/></text:span><text:span text:style-name="T32">the text was actually written in the module containing %COPY. <text:s/>COPY ( or INSERT ) may</text:span></text:p>
            <text:p text:style-name="P3"><text:span text:style-name="T32"><text:s text:c="6"/></text:span><text:span text:style-name="T32">occur in the included file. The included lines are always counted, i.e. they will be numbered</text:span></text:p>
            <text:p text:style-name="P3"><text:span text:style-name="T32"><text:s text:c="6"/></text:span><text:span text:style-name="T32">sequentially starting from the number of the line of the COPY-directive.</text:span></text:p>
            <text:p text:style-name="P3"><text:span text:style-name="T32"/></text:p>
            <text:p text:style-name="P3"><text:span text:style-name="T32">%DEFINITION</text:span></text:p>
            <text:p text:style-name="P3"><text:span text:style-name="T32"/></text:p>
            <text:p text:style-name="P3"><text:span text:style-name="T32"><text:s text:c="6"/></text:span><text:span text:style-name="T32">This directive is relevant only in a separately compiled procedure or class. The compiler will</text:span></text:p>
            <text:p text:style-name="P3"><text:span text:style-name="T32"><text:s text:c="6"/></text:span><text:span text:style-name="T32">regard this compilation as a prototype definition only, i.e. the module is checked for syntactic</text:span></text:p>
            <text:p text:style-name="P3"><text:span text:style-name="T32"><text:s text:c="6"/></text:span><text:span text:style-name="T32">and semantic correctness, and the appropriate attribute element is produced, but no code </text:span></text:p>
            <text:p text:style-name="P3"><text:span text:style-name="T32"><text:s text:c="6"/></text:span><text:span text:style-name="T32">generation is performed.</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EOF</text:span></text:p>
            <text:p text:style-name="P3"><text:span text:style-name="T32"/></text:p>
            <text:p text:style-name="P3"><text:span text:style-name="T32"><text:s text:c="6"/></text:span><text:span text:style-name="T32">When the compiler recognizes this directive it reacts as if the end of the source file was</text:span></text:p>
            <text:p text:style-name="P3"><text:span text:style-name="T32"><text:s text:c="6"/></text:span><text:span text:style-name="T32">encountered, i.e. it terminates reading and, if this module was inserted ( see INSERT /</text:span></text:p>
            <text:p text:style-name="P3"><text:span text:style-name="T32"><text:s text:c="6"/></text:span><text:span text:style-name="T32">COPY ), source scanning will continue after the INSERT ( COPY ) directive in the enclosing</text:span></text:p>
            <text:p text:style-name="P3"><text:span text:style-name="T32"><text:s text:c="6"/></text:span><text:span text:style-name="T32">file.</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INSERT <text:s/>file-name</text:span></text:p>
            <text:p text:style-name="P3"><text:span text:style-name="T32"/></text:p>
            <text:p text:style-name="P3"><text:span text:style-name="T32"><text:s text:c="6"/></text:span><text:span text:style-name="T32">Will cause the compiler to include the indicated file at this place in the source input file.</text:span></text:p>
            <text:p text:style-name="P3"><text:span text:style-name="T32"><text:s text:c="6"/></text:span><text:span text:style-name="T32">INSERT may occur in the included file. In contrast to COPY, the included lines are not</text:span></text:p>
            <text:p text:style-name="P3"><text:span text:style-name="T32"><text:s text:c="6"/></text:span><text:span text:style-name="T32">Counted (they will all be numbered with the line number of the line containing the outermost</text:span></text:p>
            <text:p text:style-name="P3"><text:span text:style-name="T32"><text:s text:c="6"/></text:span><text:span text:style-name="T32">INSERT ). Furthermore, if the source is being listed, listin is turned off before the inclusion</text:span></text:p>
            <text:p text:style-name="P3"><text:span text:style-name="T32"><text:s text:c="6"/></text:span><text:span text:style-name="T32">and turned on again when reading continues after this directive.</text:span></text:p>
            <text:p text:style-name="P3"><text:span text:style-name="T32"/></text:p>
            <text:p text:style-name="P3"><text:span text:style-name="T32"><text:s text:c="6"/></text:span><text:span text:style-name="T32">This directive is treated as %COPY in this implementation.</text:span></text:p>
          </draw:text-box>
        </draw:frame>
      </draw:page>
      <draw:page draw:name="page19" draw:style-name="dp1" draw:master-page-name="Standard">
        <draw:frame draw:style-name="gr8" draw:layer="layout" svg:width="16.8cm" svg:height="26.1cm" svg:x="2.2cm" svg:y="2cm">
          <draw:text-box>
            <text:p text:style-name="P3"><text:span text:style-name="T32">%LIST <text:s/>ON / OFF</text:span></text:p>
            <text:p text:style-name="P3"><text:span text:style-name="T32">%NODUMMY <text:s/>ON / OFF</text:span></text:p>
            <text:p text:style-name="P3"><text:span text:style-name="T32">%NONECHECK <text:s/>ON / OFF</text:span></text:p>
            <text:p text:style-name="P3"><text:span text:style-name="T32">%NOSOURCE</text:span></text:p>
            <text:p text:style-name="P3"><text:span text:style-name="T32">%PAGE</text:span></text:p>
            <text:p text:style-name="P3"><text:span text:style-name="T32">%QUACHECK <text:s/>ON / OFF</text:span></text:p>
            <text:p text:style-name="P3"><text:span text:style-name="T32">%REUSE <text:s/>ON / OFF</text:span></text:p>
            <text:p text:style-name="P3"><text:span text:style-name="T32"/></text:p>
            <text:p text:style-name="P3"><text:span text:style-name="T32"><text:s text:c="5"/></text:span><text:span text:style-name="T32">These S-PORT directives are ignored by this implementation.</text:span></text:p>
            <text:p text:style-name="P3"><text:span text:style-name="T32"/></text:p>
            <text:p text:style-name="P3"><text:span text:style-name="T32">%SELECT <text:s/>string</text:span></text:p>
            <text:p text:style-name="P3"><text:span text:style-name="T32"/></text:p>
            <text:p text:style-name="P3"><text:span text:style-name="T32"><text:s text:c="6"/></text:span><text:span text:style-name="T32">Set or reset selectors for conditional compilation, see next section below.</text:span></text:p>
            <text:p text:style-name="P3"><text:span text:style-name="T32"/></text:p>
            <text:p text:style-name="P3"><text:span text:style-name="T32">%SETOPT <text:s/>string</text:span></text:p>
            <text:p text:style-name="P3"><text:span text:style-name="T32"/></text:p>
            <text:p text:style-name="P3"><text:span text:style-name="T32"><text:s text:c="6"/></text:span><text:span text:style-name="T32">Set or reset options and trace switches, see next section below.</text:span></text:p>
            <text:p text:style-name="P3"><text:span text:style-name="T32"/></text:p>
            <text:p text:style-name="P3"><text:span text:style-name="T32"/></text:p>
            <text:p text:style-name="P3"><text:span text:style-name="T32">%SETSWITCH <text:s/>name-string <text:s/>value-string</text:span></text:p>
            <text:p text:style-name="P3"><text:span text:style-name="T32"/></text:p>
            <text:p text:style-name="P3"><text:span text:style-name="T32"><text:s text:c="6"/></text:span><text:span text:style-name="T32">Will set compiler switch ''name'' to the value ''value''. The facility is intended for compiler</text:span></text:p>
            <text:p text:style-name="P3"><text:span text:style-name="T32"><text:s text:c="6"/></text:span><text:span text:style-name="T32">maintenance, and is not explained further.</text:span></text:p>
            <text:p text:style-name="P3"><text:span text:style-name="T32"/></text:p>
            <text:p text:style-name="P3"><text:span text:style-name="T32">%SLENGTH <text:s/>last-column</text:span></text:p>
            <text:p text:style-name="P3"><text:span text:style-name="T32">%SOURCE</text:span></text:p>
            <text:p text:style-name="P3"><text:span text:style-name="T32">%SPORT <text:s/>ON / OFF</text:span></text:p>
            <text:p text:style-name="P3"><text:span text:style-name="T32">%TITLE <text:s/>page-heading</text:span></text:p>
            <text:p text:style-name="P3"><text:span text:style-name="T32"/></text:p>
            <text:p text:style-name="P3"><text:span text:style-name="T32"><text:s text:c="6"/></text:span><text:span text:style-name="T32">These S-PORT directives are ignored by this implementation.</text:span></text:p>
            <text:p text:style-name="P3"><text:span text:style-name="T32"/></text:p>
            <text:p text:style-name="P3"><text:span text:style-name="T32">%+string <text:s/>/ <text:s/>%-string</text:span></text:p>
            <text:p text:style-name="P3"><text:span text:style-name="T32"/></text:p>
            <text:p text:style-name="P3"><text:span text:style-name="T32"><text:s text:c="6"/></text:span><text:span text:style-name="T32">Conditional compilation control, see next section below.</text:span></text:p>
            <text:p text:style-name="P3"><text:span text:style-name="T32"/></text:p>
            <text:p text:style-name="P3"><text:span text:style-name="T32"/></text:p>
            <text:p text:style-name="P3"><text:span text:style-name="T32"/></text:p>
            <text:p><text:span text:style-name="T46">6.5 <text:s/>Conditional Compilation</text:span></text:p>
            <text:p text:style-name="P3"><text:span text:style-name="T32"/></text:p>
            <text:p text:style-name="P3"><text:span text:style-name="T32">This implementation makes it possible, on a line by line basis, to conditionally include or exclude source text from a compilation.</text:span></text:p>
            <text:p text:style-name="P3"><text:span text:style-name="T32"/></text:p>
            <text:p text:style-name="P3"><text:span text:style-name="T32">During input of the source text, the compiler maintains a set of boolean variables or </text:span><text:span text:style-name="T68">selectors</text:span><text:span text:style-name="T32">, corresponding to the letters of the ( English ) alphabet. Initially, these selectors are all </text:span><text:span text:style-name="T68">reset</text:span><text:span text:style-name="T32">.</text:span></text:p>
            <text:p text:style-name="P3"><text:span text:style-name="T32">They may be set (reset ) either by means of SELECT directives embedded in the source text or before compilation is activated by using compiler options.</text:span></text:p>
            <text:p text:style-name="P3"><text:span text:style-name="T32"/></text:p>
            <text:p text:style-name="P3"><text:span text:style-name="T32">Note: The case of the selector letters is </text:span><text:span text:style-name="T68">significant</text:span><text:span text:style-name="T32">.</text:span></text:p>
            <text:p text:style-name="P3"><text:span text:style-name="T32"/></text:p>
            <text:p text:style-name="P3"><text:span text:style-name="T32">If a source line contains <text:s/>''%+'' <text:s/>or <text:s/>''%-'' <text:s/>as its first two characters, the line is a </text:span><text:span text:style-name="T69">conditional</text:span><text:span text:style-name="T32"> line.</text:span></text:p>
            <text:p text:style-name="P3"><text:span text:style-name="T32">Such a line will be compiled conditionally, depending on the value ot the selector(s) following immediately after. If no selector follows the line is treated as an illegal directive and ignored.</text:span></text:p>
            <text:p text:style-name="P3"><text:span text:style-name="T32"/></text:p>
          </draw:text-box>
        </draw:frame>
      </draw:page>
      <draw:page draw:name="page20" draw:style-name="dp1" draw:master-page-name="Standard">
        <draw:frame draw:style-name="gr20" draw:layer="layout" svg:width="17cm" svg:height="26.2cm" svg:x="2.1cm" svg:y="1.9cm">
          <draw:text-box>
            <text:p><text:span text:style-name="T70">The SELECT Directive</text:span></text:p>
            <text:p text:style-name="P3"><text:span text:style-name="T32"/></text:p>
            <text:p text:style-name="P3"><text:span text:style-name="T32">The directive takes the form:</text:span></text:p>
            <text:p text:style-name="P3"><text:span text:style-name="T32"/></text:p>
            <text:p text:style-name="P3"><text:span text:style-name="T32"><text:tab/></text:span><text:span text:style-name="T32">%SELECT <text:s/>character-sequence</text:span></text:p>
            <text:p text:style-name="P3"><text:span text:style-name="T32"/></text:p>
            <text:p text:style-name="P3"><text:span text:style-name="T32">First, all selectors are reset. Then, for each character in the sequence, the corresponding selector is set.</text:span></text:p>
            <text:p text:style-name="P3"><text:span text:style-name="T32"/></text:p>
            <text:p text:style-name="P3"><text:span text:style-name="T70">Conditional Lines</text:span></text:p>
            <text:p text:style-name="P3"><text:span text:style-name="T32"/></text:p>
            <text:p text:style-name="P3"><text:span text:style-name="T32">A conditional line takes the form:</text:span></text:p>
            <text:p text:style-name="P3"><text:span text:style-name="T32"/></text:p>
            <text:p text:style-name="P3"><text:span text:style-name="T32"><text:tab/></text:span><text:span text:style-name="T32">%selector-expression <text:s/>….</text:span></text:p>
            <text:p text:style-name="P3"><text:span text:style-name="T32"/></text:p>
            <text:p text:style-name="P3"><text:span text:style-name="T32">where <text:s/>'' …. '' represents the line to be conditionally included</text:span></text:p>
            <text:p text:style-name="P3"><text:span text:style-name="T32">and the selector-expression has the form:</text:span></text:p>
            <text:p text:style-name="P3"><text:span text:style-name="T32"/></text:p>
            <text:p text:style-name="P3"><text:span text:style-name="T32"><text:tab/></text:span><text:span text:style-name="T32">Selector-expression</text:span></text:p>
            <text:p text:style-name="P3"><text:span text:style-name="T32"><text:tab/></text:span><text:span text:style-name="T32"><text:tab/></text:span><text:span text:style-name="T32">= <text:s/>selector-group <text:s/>{ <text:s/>selector-group <text:s/>} </text:span></text:p>
            <text:p text:style-name="P3"><text:span text:style-name="T32"/></text:p>
            <text:p text:style-name="P3"><text:span text:style-name="T32"><text:tab/></text:span><text:span text:style-name="T32">Selector-group</text:span></text:p>
            <text:p text:style-name="P3"><text:span text:style-name="T32"><text:tab/></text:span><text:span text:style-name="T32"><text:tab/></text:span><text:span text:style-name="T32">= <text:s/>+ <text:s/>letter_or_digit <text:s/>{ letter_or_digit } <text:s text:c="4"/></text:span></text:p>
            <text:p text:style-name="P3"><text:span text:style-name="T32"><text:tab/></text:span><text:span text:style-name="T32"><text:tab/></text:span><text:span text:style-name="T32">| <text:s text:c="2"/>- <text:s text:c="3"/>letter_or_digit <text:s/>{ letter_or_digit } </text:span></text:p>
            <text:p text:style-name="P3"><text:span text:style-name="T32"/></text:p>
            <text:p text:style-name="P3"><text:span text:style-name="T32">i.e. a string of letters and signs, with the first character being a sign. The selector-expression is terminated by a SP.</text:span></text:p>
            <text:p text:style-name="P3"><text:span text:style-name="T32"/></text:p>
            <text:p text:style-name="P3"><text:span text:style-name="T32">Within each group, the values of the named selectors are tested. If the group I positive ( prefixed </text:span></text:p>
            <text:p text:style-name="P3"><text:span text:style-name="T32">By '+' ) and all tested selectors are </text:span><text:span text:style-name="T68">set</text:span><text:span text:style-name="T32">, or in the case of a negative group all tested selectors are </text:span><text:span text:style-name="T69">reset</text:span><text:span text:style-name="T32">, the group is deleted from the line, and the process is repeated for the next group ( if any ).</text:span></text:p>
            <text:p text:style-name="P3"><text:span text:style-name="T32">If all selector groups have been deleted in this manner, the initial '%' and the terminating space is likewise deleted, and the resulting is treated as if it was read from source.</text:span></text:p>
            <text:p text:style-name="P3"><text:span text:style-name="T32"/></text:p>
            <text:p text:style-name="P3"><text:span text:style-name="T68">Note</text:span><text:span text:style-name="T32">: The resulting line may well be a directive line.</text:span></text:p>
            <text:p text:style-name="P3"><text:span text:style-name="T32"/></text:p>
            <text:p text:style-name="P3"><text:span text:style-name="T32">If, on the other hand, a positive ( negative ) group contains a </text:span><text:span text:style-name="T69">reset</text:span><text:span text:style-name="T32"> ( </text:span><text:span text:style-name="T68">set</text:span><text:span text:style-name="T32"> ) selector, the line as whole is skipped.</text:span></text:p>
            <text:p text:style-name="P3"><text:span text:style-name="T32"/></text:p>
            <text:p text:style-name="P3"><text:span text:style-name="T68"/></text:p>
            <text:p text:style-name="P3"><text:span text:style-name="T68">Example</text:span><text:span text:style-name="T32">:</text:span></text:p>
            <text:p text:style-name="P3"><text:span text:style-name="T32"/></text:p>
            <text:p text:style-name="P3"><text:span text:style-name="T32"><text:tab/></text:span><text:span text:style-name="T32">%+MD-f <text:s/>x:=x-1;</text:span><text:span text:style-name="T32"><text:tab/></text:span><text:span text:style-name="T32"><text:tab/></text:span><text:span text:style-name="T32">the statement is compiled only when</text:span></text:p>
            <text:p text:style-name="P3"><text:span text:style-name="T32"><text:tab/></text:span><text:span text:style-name="T32"><text:tab/></text:span><text:span text:style-name="T32"><text:tab/></text:span><text:span text:style-name="T32"><text:tab/></text:span><text:span text:style-name="T32"><text:tab/></text:span><text:span text:style-name="T32">selectors 'M' and 'D' are set and 'f' is reset.</text:span></text:p>
          </draw:text-box>
        </draw:frame>
      </draw:page>
      <draw:page draw:name="page21" draw:style-name="dp1" draw:master-page-name="Standard">
        <draw:frame draw:style-name="gr22" draw:layer="layout" svg:width="16.9cm" svg:height="26.078cm" svg:x="2.1cm" svg:y="2cm">
          <draw:text-box>
            <text:p><text:span text:style-name="T11">7. Implementation Defined Aspects</text:span></text:p>
            <text:p><text:span text:style-name="T11"/></text:p>
            <text:p><text:span text:style-name="T3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1"/></text:p>
            <text:p><text:span text:style-name="T7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3"> ( or vice versa).</text:span></text:p>
            <text:p><text:span text:style-name="T73"/></text:p>
            <text:p><text:span text:style-name="T73">This chapter consists of four sections. Each of these contains a list of rules taken from the Simula Standard, each rule being followed by an explanation of decision taken for this implementation – marked THIS SYSTEM.</text:span></text:p>
            <text:p><text:span text:style-name="T73"/></text:p>
            <text:p><text:span text:style-name="T74">7.1 <text:s/>Language Extensions</text:span></text:p>
            <text:p><text:span text:style-name="T73"/></text:p>
            <text:p><text:span text:style-name="T73">This Simula System has added a 'Java type case statement' in the form of a switch-statement.</text:span></text:p>
            <text:p><text:span text:style-name="T73">See section 5.1</text:span></text:p>
            <text:p><text:span text:style-name="T73"/></text:p>
            <text:p><text:span text:style-name="T74">7.2 <text:s/>Allowed Implementation Restrictions</text:span></text:p>
            <text:p><text:span text:style-name="T73"/></text:p>
            <text:p><text:span text:style-name="T73">An implementation may restrict the value range of the 'isocode' construct, and the character set defined in table 1.1 in the Simula Standard, as long as the ''basic'' characters of the table are included.</text:span></text:p>
            <text:p><text:span text:style-name="T73"/></text:p>
            <text:p><text:span text:style-name="T73"><text:tab/></text:span><text:span text:style-name="T73">THIS SYSTEM: Follows Java's character set; i.e. UNICODE internally and a OS-</text:span></text:p>
            <text:p><text:span text:style-name="T73"><text:tab/></text:span><text:span text:style-name="T73">dependent character set when reading or writing files. The character set may be changed</text:span></text:p>
            <text:p><text:span text:style-name="T73"><text:tab/></text:span><text:span text:style-name="T73">by the CHARSET access mode, see section 4.5.</text:span></text:p>
            <text:p><text:span text:style-name="T73"/></text:p>
            <text:p><text:span text:style-name="T73">An implementation may restrict the number of different block levels at which a system class may be used as a prefix.</text:span></text:p>
            <text:p><text:span text:style-name="T73"/></text:p>
            <text:p><text:span text:style-name="T73"><text:tab/></text:span><text:span text:style-name="T73">THIS SYSTEM: No such restrictions exists.</text:span></text:p>
            <text:p><text:span text:style-name="T73"/></text:p>
            <text:p><text:span text:style-name="T73">An implementation may restrict, in any way, the use of ''file'' and its subclasses for prefixing or block prefixing.</text:span></text:p>
            <text:p><text:span text:style-name="T73"/></text:p>
            <text:p><text:span text:style-name="T73"><text:tab/></text:span><text:span text:style-name="T73">THIS SYSTEM: No such restrictions exists.</text:span></text:p>
            <text:p><text:span text:style-name="T73"/></text:p>
            <text:p><text:span text:style-name="T73">The type </text:span><text:span text:style-name="T75">short</text:span><text:span text:style-name="T73"> </text:span><text:span text:style-name="T75">integer</text:span><text:span text:style-name="T73"> is allowed to be unsupported by an implementation in the sense that it must then be mapped onto </text:span><text:span text:style-name="T75">integer</text:span><text:span text:style-name="T73"> ( i.e. the key word </text:span><text:span text:style-name="T75">short</text:span><text:span text:style-name="T73"> is ignored )</text:span></text:p>
            <text:p><text:span text:style-name="T73"/></text:p>
            <text:p><text:span text:style-name="T73"><text:tab/></text:span><text:span text:style-name="T73">THIS SYSTEM: The type </text:span><text:span text:style-name="T75">short</text:span><text:span text:style-name="T73"> </text:span><text:span text:style-name="T75">integer</text:span><text:span text:style-name="T73"> is unsupported.</text:span></text:p>
            <text:p><text:span text:style-name="T73"/></text:p>
            <text:p><text:span text:style-name="T73">The type </text:span><text:span text:style-name="T75">long</text:span><text:span text:style-name="T73"> </text:span><text:span text:style-name="T75">real</text:span><text:span text:style-name="T73"> is allowed to be unsupported by an implementation in the sense that it must be mapped unto </text:span><text:span text:style-name="T75">real</text:span><text:span text:style-name="T73"> <text:s/>( i.e. the key word </text:span><text:span text:style-name="T76">long</text:span><text:span text:style-name="T73"> is ignored )</text:span></text:p>
            <text:p><text:span text:style-name="T73"/></text:p>
            <text:p><text:span text:style-name="T73"><text:tab/></text:span><text:span text:style-name="T73">THIS SYSTEM: The type </text:span><text:span text:style-name="T75">long</text:span><text:span text:style-name="T73"> </text:span><text:span text:style-name="T75">real</text:span><text:span text:style-name="T73"> is fully implemented.</text:span></text:p>
            <text:p><text:span text:style-name="T77"/></text:p>
            <text:p><text:span text:style-name="T78"/></text:p>
          </draw:text-box>
        </draw:frame>
      </draw:page>
      <draw:page draw:name="page22" draw:style-name="dp1" draw:master-page-name="Standard">
        <draw:frame draw:style-name="gr20" draw:layer="layout" svg:width="16.9cm" svg:height="26.2cm" svg:x="2.1cm" svg:y="1.9cm">
          <draw:text-box>
            <text:p><text:span text:style-name="T73">An implementation may restrict the use of the standard access modes and their possible standard values; in that case the procedure ''setaccess'' must treat such values as unrecognised, and return </text:span><text:span text:style-name="T75">false</text:span><text:span text:style-name="T73">.</text:span></text:p>
            <text:p><text:span text:style-name="T73"/></text:p>
            <text:p><text:span text:style-name="T73"><text:tab/></text:span><text:span text:style-name="T73">THIS SYSTEM: No such restrictions exists.</text:span></text:p>
            <text:p><text:span text:style-name="T73"/></text:p>
            <text:p><text:span text:style-name="T73">An implementation may restrict the number of block levels at which an external class declaration may occur.</text:span></text:p>
            <text:p><text:span text:style-name="T73"/></text:p>
            <text:p><text:span text:style-name="T73"><text:tab/></text:span><text:span text:style-name="T73">THIS SYSTEM: No such restrictions exists.</text:span></text:p>
            <text:p><text:span text:style-name="T73"/></text:p>
            <text:p><text:span text:style-name="T73">An implementation may restrict the possible values of access mode 'BYTESIZE' in any way.</text:span></text:p>
            <text:p><text:span text:style-name="T73"/></text:p>
            <text:p><text:span text:style-name="T73"><text:tab/></text:span><text:span text:style-name="T73">THIS SYSTEM: The default byte size is 8 which can't be changed.</text:span></text:p>
            <text:p><text:span text:style-name="T77"/></text:p>
            <text:p><text:span text:style-name="T77"/></text:p>
            <text:p><text:span text:style-name="T74">7.3 <text:s/>Implementation Dependent Characteristics</text:span></text:p>
            <text:p><text:span text:style-name="T73"/></text:p>
            <text:p><text:span text:style-name="T73">Whether or not the procedure ''terminate_program'' will close open external files ( except those associated with 'sysin' and 'sysout' ), is implementation defined.</text:span></text:p>
            <text:p><text:span text:style-name="T73"/></text:p>
            <text:p><text:span text:style-name="T73"><text:tab/></text:span><text:span text:style-name="T73">THIS SYSTEM: All open files are closed ( as if the appropriate ''close'' procedure was</text:span></text:p>
            <text:p><text:span text:style-name="T73"><text:tab/></text:span><text:span text:style-name="T73">called ).</text:span></text:p>
            <text:p><text:span text:style-name="T73"/></text:p>
            <text:p><text:span text:style-name="T73">The effect of a parameter to printfile.spacing with value zero, may be device and implementation dependent, if the standard effect of ''overprint'' cannot be achieved.</text:span></text:p>
            <text:p><text:span text:style-name="T73"/></text:p>
            <text:p><text:span text:style-name="T73"><text:tab/></text:span><text:span text:style-name="T73">THIS SYSTEM: Printfile spacing is not implemented.</text:span></text:p>
            <text:p><text:span text:style-name="T73"/></text:p>
            <text:p><text:span text:style-name="T73">The interpretation of directive lines ( apart from the '' % space '' convention ) is implementation dependent.</text:span></text:p>
            <text:p><text:span text:style-name="T73"/></text:p>
            <text:p><text:span text:style-name="T73"><text:tab/></text:span><text:span text:style-name="T73">THIS SYSTEM: Chapter 5.4 – 5.5 gives detailed information about which directives are</text:span></text:p>
            <text:p><text:span text:style-name="T73"><text:tab/></text:span><text:span text:style-name="T73">supported.</text:span></text:p>
            <text:p><text:span text:style-name="T73"/></text:p>
            <text:p><text:span text:style-name="T73">The interpretation of ''kind'' and of the external identification string in an external procedure declaration is implementation dependent, as is the identification of a separately compiled module if no external identification is given.</text:span></text:p>
            <text:p><text:span text:style-name="T73"/></text:p>
            <text:p><text:span text:style-name="T73"><text:tab/></text:span><text:span text:style-name="T73">THIS SYSTEM: <text:s/>See chapter 5. Separate Compilation.</text:span></text:p>
            <text:p><text:span text:style-name="T73"/></text:p>
            <text:p><text:span text:style-name="T73">It is implementation-dependent whether trailing blanks of image are actually transferred to the external file on <text:s/>outfile.outimage.</text:span></text:p>
            <text:p><text:span text:style-name="T73"/></text:p>
            <text:p><text:span text:style-name="T73"><text:tab/></text:span><text:span text:style-name="T73">THIS SYSTEM: Trailing spaces are not recorded.</text:span></text:p>
            <text:p><text:span text:style-name="T73"/></text:p>
            <text:p><text:span text:style-name="T73">The size of the part of the file that is actually locked after a call to procedure ''lock'', is implementation dependent.</text:span></text:p>
            <text:p><text:span text:style-name="T73"/></text:p>
            <text:p><text:span text:style-name="T73"><text:tab/></text:span><text:span text:style-name="T73">THIS SYSTEM: See description of procedure lock in section <text:s/>4.6.</text:span></text:p>
          </draw:text-box>
        </draw:frame>
      </draw:page>
      <draw:page draw:name="page23" draw:style-name="dp1" draw:master-page-name="Standard">
        <draw:frame draw:style-name="gr15" draw:layer="layout" svg:width="16.9cm" svg:height="26cm" svg:x="2cm" svg:y="2cm">
          <draw:text-box>
            <text:p><text:span text:style-name="T74">7.4 <text:s/>Implementation Defined Characteristics</text:span></text:p>
            <text:p><text:span text:style-name="T73"/></text:p>
            <text:p><text:span text:style-name="T73">The internal character set is implementation-defined. An implementation is required to document the translation between the internal character set and the standard character set ( as defined by ISO 646 ).</text:span></text:p>
            <text:p><text:span text:style-name="T73"/></text:p>
            <text:p><text:span text:style-name="T73"><text:tab/></text:span><text:span text:style-name="T73">THIS SYSTEM: Follows Java's character set; i.e. UNICODE internally.</text:span></text:p>
            <text:p><text:span text:style-name="T73"><text:tab/></text:span><text:span text:style-name="T73">See also section 4.5 access mode CHARSET </text:span><text:span text:style-name="T50">to specify the character set used to </text:span><text:span text:style-name="T50"><text:tab/></text:span><text:span text:style-name="T50"><text:tab/></text:span></text:p>
            <text:p><text:span text:style-name="T50"><text:tab/></text:span><text:span text:style-name="T50">encode/decode the file contents.</text:span></text:p>
            <text:p><text:span text:style-name="T73"/></text:p>
            <text:p><text:span text:style-name="T73">The values of ''inlength'' and ''outlength'' ( see Simula Standard ch. 10 ) are implementation-defined.</text:span></text:p>
            <text:p><text:span text:style-name="T73"/></text:p>
            <text:p><text:span text:style-name="T73"><text:tab/></text:span><text:span text:style-name="T73">THIS SYSTEM: Inlength=80 <text:s/>and <text:s/>outLength=132 </text:span></text:p>
            <text:p><text:span text:style-name="T73"/></text:p>
            <text:p><text:span text:style-name="T73">The actual external files connected to SYSIN and SYSOUT are implementation-defined</text:span></text:p>
            <text:p><text:span text:style-name="T73"/></text:p>
            <text:p><text:span text:style-name="T73"><text:tab/></text:span><text:span text:style-name="T73">THIS SYSTEM: When using the runtime console, SYSIN and SYSOUT is connected</text:span></text:p>
            <text:p><text:span text:style-name="T73"><text:tab/></text:span><text:span text:style-name="T73">to the console window. Otherwise; SYSIN is connected to Standard Input, SYSOUT to</text:span></text:p>
            <text:p><text:span text:style-name="T73"><text:tab/></text:span><text:span text:style-name="T73">standard output.</text:span></text:p>
            <text:p><text:span text:style-name="T73"/></text:p>
            <text:p><text:span text:style-name="T73">The relative value ranges of </text:span><text:span text:style-name="T75">real</text:span><text:span text:style-name="T73"> and </text:span><text:span text:style-name="T75">long</text:span><text:span text:style-name="T73"> </text:span><text:span text:style-name="T76">real</text:span><text:span text:style-name="T73"> are implementation-defined.</text:span></text:p>
            <text:p><text:span text:style-name="T73"/></text:p>
            <text:p><text:span text:style-name="T73"><text:tab/></text:span><text:span text:style-name="T73">THIS SYSTEM: The ranges are as defined by Java </text:span><text:span text:style-name="T75">float</text:span><text:span text:style-name="T73"> and </text:span><text:span text:style-name="T75">double</text:span><text:span text:style-name="T73">.</text:span></text:p>
            <text:p><text:span text:style-name="T73"/></text:p>
            <text:p><text:span text:style-name="T73">C</text:span><text:span text:style-name="T50">onversion from an integer type to a real </text:span><text:span text:style-name="T73">type is exact within an implementation-defined range which includes zero. Conversion </text:span><text:span text:style-name="T79">from </text:span><text:span text:style-name="T80">real</text:span><text:span text:style-name="T81"> </text:span><text:span text:style-name="T79">to </text:span><text:span text:style-name="T82">long</text:span><text:span text:style-name="T81"> </text:span><text:span text:style-name="T80">real</text:span><text:span text:style-name="T81"> </text:span><text:span text:style-name="T79">is exact within an </text:span><text:span text:style-name="T83">implementation-defined range which includes zero.</text:span></text:p>
            <text:p><text:span text:style-name="T83"/></text:p>
            <text:p><text:span text:style-name="T83"><text:tab/></text:span><text:span text:style-name="T83">THIS SYSTEM: </text:span><text:span text:style-name="T84">The ranges are as defined by the Java Language.</text:span></text:p>
            <text:p><text:span text:style-name="T84"/></text:p>
            <text:p><text:span text:style-name="T84">The range of a numeric item in a de-editing procedure is implementation-defined.</text:span></text:p>
            <text:p><text:span text:style-name="T84"/></text:p>
            <text:p><text:span text:style-name="T84"><text:tab/></text:span><text:span text:style-name="T84">THIS SYSTEM: A runtime error occurs if the item exceeds the value range of the result.</text:span></text:p>
            <text:p><text:span text:style-name="T84"/></text:p>
            <text:p><text:span text:style-name="T84">The EXPONENT of the numeric item resulting from ''putreal'' has a fixed, implementation-defined number of characters.</text:span></text:p>
            <text:p><text:span text:style-name="T84"/></text:p>
            <text:p><text:span text:style-name="T84"><text:tab/></text:span><text:span text:style-name="T84">THIS SYSTEM: Deviates from the Simula Standard since a </text:span><text:span text:style-name="T85">real</text:span><text:span text:style-name="T84"> parameter will cause 4</text:span></text:p>
            <text:p><text:span text:style-name="T84"><text:tab/></text:span><text:span text:style-name="T84">characters to be used ( '&amp;', sign, two digits ), and a </text:span><text:span text:style-name="T85">long</text:span><text:span text:style-name="T84"> </text:span><text:span text:style-name="T85">real</text:span><text:span text:style-name="T84"> will cause 6 characters to </text:span></text:p>
            <text:p><text:span text:style-name="T84"><text:tab/></text:span><text:span text:style-name="T84">be used ( '&amp;&amp;', sign, three digits ).</text:span></text:p>
            <text:p><text:span text:style-name="T84"/></text:p>
            <text:p><text:span text:style-name="T84">The maximum length of a text frame is implementation-defined.</text:span></text:p>
            <text:p><text:span text:style-name="T84"/></text:p>
            <text:p><text:span text:style-name="T84"><text:tab/></text:span><text:span text:style-name="T84">THIS SYSTEM: Text frames can hold <text:s/>Java's Integer.MAX_VALUE number of</text:span></text:p>
            <text:p><text:span text:style-name="T84"><text:tab/></text:span><text:span text:style-name="T84">characters</text:span></text:p>
            <text:p><text:span text:style-name="T84"/></text:p>
            <text:p><text:span text:style-name="T84">The function values of ''char'' and ''rank'' are implementation defined.</text:span></text:p>
            <text:p><text:span text:style-name="T84"/></text:p>
            <text:p><text:span text:style-name="T84"><text:tab/></text:span><text:span text:style-name="T84">THIS SYSTEM: According to UNICODE.</text:span></text:p>
          </draw:text-box>
        </draw:frame>
      </draw:page>
      <draw:page draw:name="page24" draw:style-name="dp1" draw:master-page-name="Standard">
        <draw:frame draw:style-name="gr8" draw:layer="layout" svg:width="17cm" svg:height="26.1cm" svg:x="2cm" svg:y="2cm">
          <draw:text-box>
            <text:p><text:span text:style-name="T84">The exact definitions of the standard mathematical functions are implementation defined.</text:span></text:p>
            <text:p><text:span text:style-name="T84"/></text:p>
            <text:p><text:span text:style-name="T84"><text:tab/></text:span><text:span text:style-name="T84">THIS SYSTEM: According to Java's Math.&lt;func&gt;</text:span></text:p>
            <text:p><text:span text:style-name="T84"/></text:p>
            <text:p><text:span text:style-name="T84">The association between a file object and an external file is implementation-defined.</text:span></text:p>
            <text:p><text:span text:style-name="T84"/></text:p>
            <text:p><text:span text:style-name="T84"><text:tab/></text:span><text:span text:style-name="T84">THIS SYSTEM: The association is established at ''open'' and dissolved at ''close''.</text:span></text:p>
            <text:p><text:span text:style-name="T84"><text:tab/></text:span><text:span text:style-name="T84">See Chapter 4.</text:span></text:p>
            <text:p><text:span text:style-name="T84"/></text:p>
            <text:p><text:span text:style-name="T84">The effect of several file objects representing the same (external) file is implementation-defined.</text:span></text:p>
            <text:p><text:span text:style-name="T84"/></text:p>
            <text:p><text:span text:style-name="T84"><text:tab/></text:span><text:span text:style-name="T84">THIS SYSTEM: The action taken depends upon the file access mode setting at ''open''.</text:span></text:p>
            <text:p><text:span text:style-name="T84"><text:tab/></text:span><text:span text:style-name="T84">See your OS manuals.</text:span></text:p>
            <text:p><text:span text:style-name="T84"/></text:p>
            <text:p><text:span text:style-name="T84">The details of procedures ''open'' and ''close'' are implementation-defined.</text:span></text:p>
            <text:p><text:span text:style-name="T84"/></text:p>
            <text:p><text:span text:style-name="T84"><text:tab/></text:span><text:span text:style-name="T84">THIS SYSTEM: See chapter 4.</text:span></text:p>
            <text:p><text:span text:style-name="T84"/></text:p>
            <text:p><text:span text:style-name="T84">The interpretation of a function value of ''lock'' less than 1 is implementation-defined.</text:span></text:p>
            <text:p><text:span text:style-name="T84"/></text:p>
            <text:p><text:span text:style-name="T84"><text:tab/></text:span><text:span text:style-name="T84">THIS SYSTEM: </text:span><text:span text:style-name="T50">See description of procedure lock in section 4.6.</text:span></text:p>
            <text:p><text:span text:style-name="T84"/></text:p>
            <text:p><text:span text:style-name="T84">Outimage of outfile reacts in an implementation-defined way if the length of the internal image is incompatible with the format of the external file.</text:span></text:p>
            <text:p><text:span text:style-name="T84"/></text:p>
            <text:p><text:span text:style-name="T84"><text:tab/></text:span><text:span text:style-name="T84">THIS SYSTEM: No incompatibilities exist.</text:span></text:p>
            <text:p><text:span text:style-name="T84"/></text:p>
            <text:p><text:span text:style-name="T84">Locate of directfile may invoke implementation-defined checks and possibly instructions to an external memory device.</text:span></text:p>
            <text:p><text:span text:style-name="T84"/></text:p>
            <text:p><text:span text:style-name="T84"><text:tab/></text:span><text:span text:style-name="T84">THIS SYSTEM: No checks or I/O instructions are performed at ''locate''.</text:span></text:p>
            <text:p><text:span text:style-name="T84"/></text:p>
            <text:p><text:span text:style-name="T84">LINES_PER_PAGE of printfile: the value at object generation and after close is implementation-defined.</text:span></text:p>
            <text:p><text:span text:style-name="T84"/></text:p>
            <text:p><text:span text:style-name="T84"><text:tab/></text:span><text:span text:style-name="T84">THIS SYSTEM: The default value is 66 lines.</text:span></text:p>
            <text:p><text:span text:style-name="T84"/></text:p>
            <text:p><text:span text:style-name="T84">The 'basic random drawing' algorithm is implementation-defined:</text:span></text:p>
            <text:p><text:span text:style-name="T84"/></text:p>
            <text:p><text:span text:style-name="T84"><text:tab/></text:span><text:span text:style-name="T84">THIS SYSTEM: Random drawing is implemented using Java's Math.random method.</text:span></text:p>
            <text:p><text:span text:style-name="T84"><text:tab/></text:span><text:span text:style-name="T86">The </text:span><text:span text:style-name="T87">name </text:span><text:span text:style-name="T86">specified parameter to the random drawing procedures is not used. </text:span><text:span text:style-name="T88">Instead,</text:span></text:p>
            <text:p><text:span text:style-name="T88"><text:tab/></text:span><text:span text:style-name="T88">the default seed in the Java Library is used. Also, see chapter 5.2 procedure setSeed.</text:span></text:p>
            <text:p><text:span text:style-name="T88"/></text:p>
            <text:p><text:span text:style-name="T88">The effect of the conditions demanded for the parameters to ''linear'' not being fulfilled is implementation-defined.</text:span></text:p>
            <text:p><text:span text:style-name="T88"/></text:p>
            <text:p><text:span text:style-name="T88"><text:tab/></text:span><text:span text:style-name="T88">THIS SYSTEM: If these conditions are not fulfilled, a runtime error occurs.</text:span></text:p>
            <text:p><text:span text:style-name="T88"/></text:p>
            <text:p><text:span text:style-name="T88">The number of decimals in the field for seconds of the function ''datetime'' is implementation-defined.</text:span></text:p>
            <text:p><text:span text:style-name="T88"/></text:p>
            <text:p><text:span text:style-name="T88"><text:tab/></text:span><text:span text:style-name="T88">THIS SYSTEM: Three decimals are used.</text:span></text:p>
          </draw:text-box>
        </draw:frame>
      </draw:page>
      <draw:page draw:name="page25" draw:style-name="dp1" draw:master-page-name="Standard">
        <draw:frame draw:style-name="gr20" draw:layer="layout" svg:width="16.9cm" svg:height="26.2cm" svg:x="2.1cm" svg:y="1.9cm">
          <draw:text-box>
            <text:p><text:span text:style-name="T88">The effect of the parameters to ''histo'' not fulfilling the condition: length of A = length of B + 1, is implementation-defined.</text:span></text:p>
            <text:p><text:span text:style-name="T88"/></text:p>
            <text:p><text:span text:style-name="T88"><text:tab/></text:span><text:span text:style-name="T88">THIS SYSTEM: If this condition is not fulfilled, a runtime error occurs.</text:span></text:p>
            <text:p><text:span text:style-name="T88"/></text:p>
            <text:p><text:span text:style-name="T88">The default BYTESIZE for bytefiles is implementation-defined.</text:span></text:p>
            <text:p><text:span text:style-name="T88"/></text:p>
            <text:p><text:span text:style-name="T88"><text:tab/></text:span><text:span text:style-name="T88">THIS SYSTEM: The default bytesize is 8 (bits).</text:span></text:p>
            <text:p><text:span text:style-name="T88"/></text:p>
            <text:p><text:span text:style-name="T88">Evaluation of arithmetic expression may give different results for different implementations.</text:span></text:p>
            <text:p><text:span text:style-name="T88"/></text:p>
            <text:p><text:span text:style-name="T88"><text:tab/></text:span><text:span text:style-name="T88">THIS SYSTEM: Follows the rules of Java.</text:span></text:p>
            <text:p><text:span text:style-name="T8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1-07-11T09:48:43.63</dc:date>
    <meta:editing-duration>P11DT8H33M59S</meta:editing-duration>
    <meta:editing-cycles>96</meta:editing-cycles>
    <meta:generator>OpenOffice/4.1.9$Win32 OpenOffice.org_project/419m1$Build-9805</meta:generator>
    <meta:document-statistic meta:object-count="38"/>
  </office:meta>
</office:document-meta>
</file>